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CMS delta cluster, Data" table:style-name="ta1" table:print="false">
        <table:table-column table:style-name="co1" table:number-columns-repeated="7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Stillinger-Weber, 12288 atoms</text:p>
          </table:table-cell>
          <table:table-cell office:value-type="string">
            <text:p>4 MPI x 1 OpenMP</text:p>
          </table:table-cell>
          <table:table-cell office:value-type="string">
            <text:p>8 MPI x 1 OpenMP</text:p>
          </table:table-cell>
          <table:table-cell office:value-type="string">
            <text:p>4 MPI x 2 OpenMP</text:p>
          </table:table-cell>
          <table:table-cell office:value-type="string">
            <text:p>2 MPI x 4 OpenMP</text:p>
          </table:table-cell>
          <table:table-cell office:value-type="string">
            <text:p>1 MPI x 8 OpenMP</text:p>
          </table:table-cell>
          <table:table-cell/>
          <table:table-cell table:style-name="Default" office:value-type="string">
            <text:p>1CPU reference:</text:p>
          </table:table-cell>
          <table:table-cell table:style-name="Default" office:value-type="float" office:value="119.21">
            <text:p>119.21</text:p>
          </table:table-cell>
          <table:table-cell table:style-name="Default" office:value-type="string">
            <text:p>Factor:</text:p>
          </table:table-cell>
          <table:table-cell table:style-name="Default" table:formula="of:=[.I1]/8" office:value-type="float" office:value="14.90125">
            <text:p>14.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Nodes:</text:p>
          </table:table-cell>
          <table:table-cell table:number-columns-repeated="5" office:value-type="string">
            <text:p>Total Time:</text:p>
          </table:table-cell>
          <table:table-cell office:value-type="string">
            <text:p># Nodes:</text:p>
          </table:table-cell>
          <table:table-cell table:style-name="Default" office:value-type="string">
            <text:p>4 MPI x 1 OpenMP</text:p>
          </table:table-cell>
          <table:table-cell table:style-name="Default" office:value-type="string">
            <text:p>8 MPI x 1 OpenMP</text:p>
          </table:table-cell>
          <table:table-cell table:style-name="Default" office:value-type="string">
            <text:p>4 MPI x 2 OpenMP</text:p>
          </table:table-cell>
          <table:table-cell table:style-name="Default" office:value-type="string">
            <text:p>2 MPI x 4 OpenMP</text:p>
          </table:table-cell>
          <table:table-cell table:style-name="Default" office:value-type="string">
            <text:p>1 MPI x 8 OpenMP</text:p>
          </table:table-cell>
          <table:table-cell/>
          <table:table-cell office:value-type="string">
            <text:p>hybrid rati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.051">
            <text:p>30.05</text:p>
          </table:table-cell>
          <table:table-cell office:value-type="float" office:value="16.2716">
            <text:p>16.27</text:p>
          </table:table-cell>
          <table:table-cell office:value-type="float" office:value="16.5721">
            <text:p>16.57</text:p>
          </table:table-cell>
          <table:table-cell office:value-type="float" office:value="17.956">
            <text:p>17.96</text:p>
          </table:table-cell>
          <table:table-cell office:value-type="float" office:value="20.0309">
            <text:p>20.03</text:p>
          </table:table-cell>
          <table:table-cell office:value-type="float" office:value="1">
            <text:p>1</text:p>
          </table:table-cell>
          <table:table-cell table:formula="of:=[.K1]/([.B3]*[.A3])" office:value-type="percentage" office:value="0.495865362217563">
            <text:p>50%</text:p>
          </table:table-cell>
          <table:table-cell table:formula="of:=[.K1]/([.C3]*[.A3])" office:value-type="percentage" office:value="0.915782713439367">
            <text:p>92%</text:p>
          </table:table-cell>
          <table:table-cell table:formula="of:=[.K1]/([.D3]*[.A3])" office:value-type="percentage" office:value="0.899176929900254">
            <text:p>90%</text:p>
          </table:table-cell>
          <table:table-cell table:formula="of:=[.K1]/([.E3]*[.A3])" office:value-type="percentage" office:value="0.829875807529517">
            <text:p>83%</text:p>
          </table:table-cell>
          <table:table-cell table:formula="of:=[.K1]/([.F3]*[.A3])" office:value-type="percentage" office:value="0.743913154176797">
            <text:p>74%</text:p>
          </table:table-cell>
          <table:table-cell/>
          <table:table-cell table:formula="of:=[.C3]/[.D3]" office:value-type="float" office:value="0.981867114004864">
            <text:p>0.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.3794">
            <text:p>15.38</text:p>
          </table:table-cell>
          <table:table-cell office:value-type="float" office:value="9.75995">
            <text:p>9.76</text:p>
          </table:table-cell>
          <table:table-cell office:value-type="float" office:value="8.5538">
            <text:p>8.55</text:p>
          </table:table-cell>
          <table:table-cell office:value-type="float" office:value="9.42964">
            <text:p>9.43</text:p>
          </table:table-cell>
          <table:table-cell office:value-type="float" office:value="10.6669">
            <text:p>10.67</text:p>
          </table:table-cell>
          <table:table-cell office:value-type="float" office:value="2">
            <text:p>2</text:p>
          </table:table-cell>
          <table:table-cell table:formula="of:=[.K1]/([.B4]*[.A4])" office:value-type="percentage" office:value="0.484454855195911">
            <text:p>48%</text:p>
          </table:table-cell>
          <table:table-cell table:formula="of:=[.$K1]/([.C4]*[.A4])" office:value-type="percentage" office:value="0.763387619813626">
            <text:p>76%</text:p>
          </table:table-cell>
          <table:table-cell table:formula="of:=[.K1]/([.D4]*[.A4])" office:value-type="percentage" office:value="0.871031003764409">
            <text:p>87%</text:p>
          </table:table-cell>
          <table:table-cell table:formula="of:=[.K1]/([.E4]*[.A4])" office:value-type="percentage" office:value="0.790128255161385">
            <text:p>79%</text:p>
          </table:table-cell>
          <table:table-cell table:formula="of:=[.K1]/([.F4]*[.A4])" office:value-type="percentage" office:value="0.698480814482183">
            <text:p>70%</text:p>
          </table:table-cell>
          <table:table-cell/>
          <table:table-cell table:formula="of:=[.C4]/[.D4]" office:value-type="float" office:value="1.14100750543618">
            <text:p>1.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31">
            <text:p>10.53</text:p>
          </table:table-cell>
          <table:table-cell office:value-type="float" office:value="7.24">
            <text:p>7.24</text:p>
          </table:table-cell>
          <table:table-cell office:value-type="float" office:value="5.93092">
            <text:p>5.93</text:p>
          </table:table-cell>
          <table:table-cell office:value-type="float" office:value="6.60967">
            <text:p>6.61</text:p>
          </table:table-cell>
          <table:table-cell office:value-type="float" office:value="7.34489">
            <text:p>7.34</text:p>
          </table:table-cell>
          <table:table-cell office:value-type="float" office:value="3">
            <text:p>3</text:p>
          </table:table-cell>
          <table:table-cell table:formula="of:=[.K1]/([.B5]*[.A5])" office:value-type="percentage" office:value="0.471663026619821">
            <text:p>47%</text:p>
          </table:table-cell>
          <table:table-cell table:formula="of:=[.K1]/([.C5]*[.A5])" office:value-type="percentage" office:value="0.686061233885819">
            <text:p>69%</text:p>
          </table:table-cell>
          <table:table-cell table:formula="of:=[.K1]/([.D5]*[.A5])" office:value-type="percentage" office:value="0.83748951820853">
            <text:p>84%</text:p>
          </table:table-cell>
          <table:table-cell table:formula="of:=[.K1]/([.E5]*[.A5])" office:value-type="percentage" office:value="0.751487341022068">
            <text:p>75%</text:p>
          </table:table-cell>
          <table:table-cell table:formula="of:=[.K1]/([.F5]*[.A5])" office:value-type="percentage" office:value="0.676263815160381">
            <text:p>68%</text:p>
          </table:table-cell>
          <table:table-cell/>
          <table:table-cell table:formula="of:=[.C5]/[.D5]" office:value-type="float" office:value="1.22072123717737">
            <text:p>1.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.49263">
            <text:p>7.49</text:p>
          </table:table-cell>
          <table:table-cell office:value-type="float" office:value="6.25783">
            <text:p>6.26</text:p>
          </table:table-cell>
          <table:table-cell office:value-type="float" office:value="4.79165">
            <text:p>4.79</text:p>
          </table:table-cell>
          <table:table-cell office:value-type="float" office:value="4.98071">
            <text:p>4.98</text:p>
          </table:table-cell>
          <table:table-cell office:value-type="float" office:value="5.61401">
            <text:p>5.61</text:p>
          </table:table-cell>
          <table:table-cell office:value-type="float" office:value="4">
            <text:p>4</text:p>
          </table:table-cell>
          <table:table-cell table:formula="of:=[.K1]/([.B6]*[.A6])" office:value-type="percentage" office:value="0.497196912165688">
            <text:p>50%</text:p>
          </table:table-cell>
          <table:table-cell table:formula="of:=[.K1]/([.C6]*[.A6])" office:value-type="percentage" office:value="0.595304202894614">
            <text:p>60%</text:p>
          </table:table-cell>
          <table:table-cell table:formula="of:=[.K1]/([.D6]*[.A6])" office:value-type="percentage" office:value="0.777459225945134">
            <text:p>78%</text:p>
          </table:table-cell>
          <table:table-cell table:formula="of:=[.K1]/([.E6]*[.A6])" office:value-type="percentage" office:value="0.747948083706941">
            <text:p>75%</text:p>
          </table:table-cell>
          <table:table-cell table:formula="of:=[.K1]/([.F6]*[.A6])" office:value-type="percentage" office:value="0.663574254409949">
            <text:p>66%</text:p>
          </table:table-cell>
          <table:table-cell/>
          <table:table-cell table:formula="of:=[.C6]/[.D6]" office:value-type="float" office:value="1.30598645560506">
            <text:p>1.3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5.94752">
            <text:p>5.95</text:p>
          </table:table-cell>
          <table:table-cell table:style-name="ce1" office:value-type="float" office:value="5.27143">
            <text:p>5.27</text:p>
          </table:table-cell>
          <table:table-cell table:style-name="ce1" office:value-type="float" office:value="3.67892">
            <text:p>3.68</text:p>
          </table:table-cell>
          <table:table-cell table:style-name="ce1" office:value-type="float" office:value="3.50382">
            <text:p>3.5</text:p>
          </table:table-cell>
          <table:table-cell table:style-name="ce1" office:value-type="float" office:value="4.042">
            <text:p>4.04</text:p>
          </table:table-cell>
          <table:table-cell office:value-type="float" office:value="6">
            <text:p>6</text:p>
          </table:table-cell>
          <table:table-cell table:formula="of:=[.K1]/([.B7]*[.A7])" office:value-type="percentage" office:value="0.417576009272212">
            <text:p>42%</text:p>
          </table:table-cell>
          <table:table-cell table:formula="of:=[.K1]/([.C7]*[.A7])" office:value-type="percentage" office:value="0.471132437814154">
            <text:p>47%</text:p>
          </table:table-cell>
          <table:table-cell table:formula="of:=[.K1]/([.D7]*[.A7])" office:value-type="percentage" office:value="0.675073572316513">
            <text:p>68%</text:p>
          </table:table-cell>
          <table:table-cell table:formula="of:=[.K1]/([.E7]*[.A7])" office:value-type="percentage" office:value="0.708809718155232">
            <text:p>71%</text:p>
          </table:table-cell>
          <table:table-cell table:formula="of:=[.K1]/([.F7]*[.A7])" office:value-type="percentage" office:value="0.614433861124856">
            <text:p>61%</text:p>
          </table:table-cell>
          <table:table-cell/>
          <table:table-cell table:formula="of:=[.C7]/[.E7]" office:value-type="float" office:value="1.50448082378661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.71773">
            <text:p>4.72</text:p>
          </table:table-cell>
          <table:table-cell table:style-name="ce1" office:value-type="float" office:value="4.98468">
            <text:p>4.98</text:p>
          </table:table-cell>
          <table:table-cell table:style-name="ce1" office:value-type="float" office:value="2.93133">
            <text:p>2.93</text:p>
          </table:table-cell>
          <table:table-cell table:style-name="ce1" office:value-type="float" office:value="2.72805">
            <text:p>2.73</text:p>
          </table:table-cell>
          <table:table-cell table:style-name="ce1" office:value-type="float" office:value="3.15819">
            <text:p>3.16</text:p>
          </table:table-cell>
          <table:table-cell office:value-type="float" office:value="8">
            <text:p>8</text:p>
          </table:table-cell>
          <table:table-cell table:formula="of:=[.K1]/([.B8]*[.A8])" office:value-type="percentage" office:value="0.394820443306421">
            <text:p>39%</text:p>
          </table:table-cell>
          <table:table-cell table:formula="of:=[.K1]/([.C8]*[.A8])" office:value-type="percentage" office:value="0.373676193857981">
            <text:p>37%</text:p>
          </table:table-cell>
          <table:table-cell table:formula="of:=[.K1]/([.D8]*[.A8])" office:value-type="percentage" office:value="0.635430418956583">
            <text:p>64%</text:p>
          </table:table-cell>
          <table:table-cell table:formula="of:=[.K1]/([.E8]*[.A8])" office:value-type="percentage" office:value="0.682779366213962">
            <text:p>68%</text:p>
          </table:table-cell>
          <table:table-cell table:formula="of:=[.K1]/([.F8]*[.A8])" office:value-type="percentage" office:value="0.589786000842255">
            <text:p>59%</text:p>
          </table:table-cell>
          <table:table-cell/>
          <table:table-cell table:formula="of:=[.B8]/[.E8]" office:value-type="float" office:value="1.72934147101409">
            <text:p>1.7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3.62337">
            <text:p>3.62</text:p>
          </table:table-cell>
          <table:table-cell table:style-name="ce1" office:value-type="float" office:value="4.55723">
            <text:p>4.56</text:p>
          </table:table-cell>
          <table:table-cell table:style-name="ce1" office:value-type="float" office:value="2.52391">
            <text:p>2.52</text:p>
          </table:table-cell>
          <table:table-cell table:style-name="ce1" office:value-type="float" office:value="1.92833">
            <text:p>1.93</text:p>
          </table:table-cell>
          <table:table-cell table:style-name="ce1" office:value-type="float" office:value="2.36148">
            <text:p>2.36</text:p>
          </table:table-cell>
          <table:table-cell office:value-type="float" office:value="12">
            <text:p>12</text:p>
          </table:table-cell>
          <table:table-cell table:formula="of:=[.K1]/([.B9]*[.A9])" office:value-type="percentage" office:value="0.342711573295946">
            <text:p>34%</text:p>
          </table:table-cell>
          <table:table-cell table:formula="of:=[.K1]/([.C9]*[.A9])" office:value-type="percentage" office:value="0.272483687093549">
            <text:p>27%</text:p>
          </table:table-cell>
          <table:table-cell table:formula="of:=[.K1]/([.D9]*[.A9])" office:value-type="percentage" office:value="0.492002818378363">
            <text:p>49%</text:p>
          </table:table-cell>
          <table:table-cell table:formula="of:=[.K1]/([.E9]*[.A9])" office:value-type="percentage" office:value="0.643961787315103">
            <text:p>64%</text:p>
          </table:table-cell>
          <table:table-cell table:formula="of:=[.K1]/([.F9]*[.A9])" office:value-type="percentage" office:value="0.525844315146998">
            <text:p>53%</text:p>
          </table:table-cell>
          <table:table-cell/>
          <table:table-cell table:formula="of:=[.B10]/[.E10]" office:value-type="float" office:value="1.98057816766104">
            <text:p>1.9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3.13375">
            <text:p>3.13</text:p>
          </table:table-cell>
          <table:table-cell table:style-name="ce1" office:value-type="float" office:value="4.67601">
            <text:p>4.68</text:p>
          </table:table-cell>
          <table:table-cell table:style-name="ce1" office:value-type="float" office:value="2.36356">
            <text:p>2.36</text:p>
          </table:table-cell>
          <table:table-cell table:style-name="ce1" office:value-type="float" office:value="1.58224">
            <text:p>1.58</text:p>
          </table:table-cell>
          <table:table-cell table:style-name="ce1" office:value-type="float" office:value="1.81216">
            <text:p>1.81</text:p>
          </table:table-cell>
          <table:table-cell office:value-type="float" office:value="16">
            <text:p>16</text:p>
          </table:table-cell>
          <table:table-cell table:formula="of:=[.K1]/([.B10]*[.A10])" office:value-type="percentage" office:value="0.297192859992022">
            <text:p>30%</text:p>
          </table:table-cell>
          <table:table-cell table:formula="of:=[.K1]/([.C10]*[.A10])" office:value-type="percentage" office:value="0.1991715426186">
            <text:p>20%</text:p>
          </table:table-cell>
          <table:table-cell table:formula="of:=[.K1]/([.D10]*[.A10])" office:value-type="percentage" office:value="0.394036167899271">
            <text:p>39%</text:p>
          </table:table-cell>
          <table:table-cell table:formula="of:=[.K1]/([.E10]*[.A10])" office:value-type="percentage" office:value="0.588613690084943">
            <text:p>59%</text:p>
          </table:table-cell>
          <table:table-cell table:formula="of:=[.K1]/([.F10]*[.A10])" office:value-type="percentage" office:value="0.513932613566131">
            <text:p>51%</text:p>
          </table:table-cell>
          <table:table-cell/>
          <table:table-cell table:formula="of:=[.B11]/[.E11]" office:value-type="float" office:value="2.08463475326555">
            <text:p>2.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2.8232">
            <text:p>2.82</text:p>
          </table:table-cell>
          <table:table-cell table:style-name="ce1" office:value-type="float" office:value="4.50718">
            <text:p>4.51</text:p>
          </table:table-cell>
          <table:table-cell table:style-name="ce1" office:value-type="float" office:value="2.20231">
            <text:p>2.2</text:p>
          </table:table-cell>
          <table:table-cell table:style-name="ce1" office:value-type="float" office:value="1.35429">
            <text:p>1.35</text:p>
          </table:table-cell>
          <table:table-cell table:style-name="ce1" office:value-type="float" office:value="1.55137">
            <text:p>1.55</text:p>
          </table:table-cell>
          <table:table-cell office:value-type="float" office:value="20">
            <text:p>20</text:p>
          </table:table-cell>
          <table:table-cell table:formula="of:=[.K1]/([.B11]*[.A11])" office:value-type="percentage" office:value="0.263907091243978">
            <text:p>26%</text:p>
          </table:table-cell>
          <table:table-cell table:formula="of:=[.K1]/([.C11]*[.A11])" office:value-type="percentage" office:value="0.165305690032348">
            <text:p>17%</text:p>
          </table:table-cell>
          <table:table-cell table:formula="of:=[.K1]/([.D11]*[.A11])" office:value-type="percentage" office:value="0.338309547702185">
            <text:p>34%</text:p>
          </table:table-cell>
          <table:table-cell table:formula="of:=[.K1]/([.E11]*[.A11])" office:value-type="percentage" office:value="0.55014989404042">
            <text:p>55%</text:p>
          </table:table-cell>
          <table:table-cell table:formula="of:=[.K1]/([.F11]*[.A11])" office:value-type="percentage" office:value="0.480260995120442">
            <text:p>48%</text:p>
          </table:table-cell>
          <table:table-cell/>
          <table:table-cell table:formula="of:=[.B11]/[.E11]" office:value-type="float" office:value="2.08463475326555">
            <text:p>2.0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2.59145">
            <text:p>2.59</text:p>
          </table:table-cell>
          <table:table-cell table:style-name="ce1" office:value-type="float" office:value="4.3632">
            <text:p>4.36</text:p>
          </table:table-cell>
          <table:table-cell table:style-name="ce1" office:value-type="float" office:value="2.17436">
            <text:p>2.17</text:p>
          </table:table-cell>
          <table:table-cell table:style-name="ce1" office:value-type="float" office:value="1.2134">
            <text:p>1.21</text:p>
          </table:table-cell>
          <table:table-cell table:style-name="ce1" office:value-type="float" office:value="1.35425">
            <text:p>1.35</text:p>
          </table:table-cell>
          <table:table-cell office:value-type="float" office:value="24">
            <text:p>24</text:p>
          </table:table-cell>
          <table:table-cell table:formula="of:=[.K1]/([.B12]*[.A12])" office:value-type="percentage" office:value="0.239589965720607">
            <text:p>24%</text:p>
          </table:table-cell>
          <table:table-cell table:formula="of:=[.K1]/([.C12]*[.A12])" office:value-type="percentage" office:value="0.142300471366581">
            <text:p>14%</text:p>
          </table:table-cell>
          <table:table-cell table:formula="of:=[.K1]/([.D12]*[.A12])" office:value-type="percentage" office:value="0.285548582878027">
            <text:p>29%</text:p>
          </table:table-cell>
          <table:table-cell table:formula="of:=[.K1]/([.E12]*[.A12])" office:value-type="percentage" office:value="0.511690635129938">
            <text:p>51%</text:p>
          </table:table-cell>
          <table:table-cell table:formula="of:=[.K1]/([.F12]*[.A12])" office:value-type="percentage" office:value="0.458471786351609">
            <text:p>46%</text:p>
          </table:table-cell>
          <table:table-cell/>
          <table:table-cell table:formula="of:=[.B12]/[.E12]" office:value-type="float" office:value="2.13569309378606">
            <text:p>2.1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.53187">
            <text:p>2.53</text:p>
          </table:table-cell>
          <table:table-cell office:value-type="float" office:value="4.54972">
            <text:p>4.55</text:p>
          </table:table-cell>
          <table:table-cell office:value-type="float" office:value="2.13608">
            <text:p>2.14</text:p>
          </table:table-cell>
          <table:table-cell office:value-type="float" office:value="1.07767">
            <text:p>1.08</text:p>
          </table:table-cell>
          <table:table-cell office:value-type="float" office:value="1.15679">
            <text:p>1.16</text:p>
          </table:table-cell>
          <table:table-cell office:value-type="float" office:value="32">
            <text:p>32</text:p>
          </table:table-cell>
          <table:table-cell table:formula="of:=[.K1]/([.B13]*[.A13])" office:value-type="percentage" office:value="0.183921000090842">
            <text:p>18%</text:p>
          </table:table-cell>
          <table:table-cell table:formula="of:=[.K1]/([.C13]*[.A13])" office:value-type="percentage" office:value="0.102350048464521">
            <text:p>10%</text:p>
          </table:table-cell>
          <table:table-cell table:formula="of:=[.K1]/([.D13]*[.A13])" office:value-type="percentage" office:value="0.217999355127149">
            <text:p>22%</text:p>
          </table:table-cell>
          <table:table-cell table:formula="of:=[.K1]/([.E13]*[.A13])" office:value-type="percentage" office:value="0.43210264969796">
            <text:p>43%</text:p>
          </table:table-cell>
          <table:table-cell table:formula="of:=[.K1]/([.F13]*[.A13])" office:value-type="percentage" office:value="0.402548485464086">
            <text:p>40%</text:p>
          </table:table-cell>
          <table:table-cell/>
          <table:table-cell table:formula="of:=[.B13]/[.E13]" office:value-type="float" office:value="2.34939267122589">
            <text:p>2.35</text:p>
          </table:table-cell>
        </table:table-row>
        <table:table-row table:style-name="ro2">
          <table:table-cell table:number-columns-repeated="7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Rhodo(lj/charmm/coul/long), 32000 atoms</text:p>
          </table:table-cell>
          <table:table-cell office:value-type="string">
            <text:p>4 MPI x 1 OpenMP</text:p>
          </table:table-cell>
          <table:table-cell office:value-type="string">
            <text:p>8 MPI x 1 OpenMP</text:p>
          </table:table-cell>
          <table:table-cell office:value-type="string">
            <text:p>4 MPI x 2 OpenMP</text:p>
          </table:table-cell>
          <table:table-cell office:value-type="string">
            <text:p>2 MPI x 4 OpenMP</text:p>
          </table:table-cell>
          <table:table-cell office:value-type="string">
            <text:p>1 MPI x 8 OpenMP</text:p>
          </table:table-cell>
          <table:table-cell/>
          <table:table-cell table:style-name="Default" office:value-type="string">
            <text:p>1CPU reference:</text:p>
          </table:table-cell>
          <table:table-cell table:style-name="Default" office:value-type="float" office:value="55.9977">
            <text:p>56</text:p>
          </table:table-cell>
          <table:table-cell table:style-name="Default" office:value-type="string">
            <text:p>Factor:</text:p>
          </table:table-cell>
          <table:table-cell table:style-name="Default" table:formula="of:=[.I15]/8" office:value-type="float" office:value="6.9997125">
            <text:p>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Nodes:</text:p>
          </table:table-cell>
          <table:table-cell table:number-columns-repeated="5" office:value-type="string">
            <text:p>Total Time:</text:p>
          </table:table-cell>
          <table:table-cell office:value-type="string">
            <text:p># Nodes:</text:p>
          </table:table-cell>
          <table:table-cell table:style-name="Default" office:value-type="string">
            <text:p>4 MPI x 1 OpenMP</text:p>
          </table:table-cell>
          <table:table-cell table:style-name="Default" office:value-type="string">
            <text:p>8 MPI x 1 OpenMP</text:p>
          </table:table-cell>
          <table:table-cell table:style-name="Default" office:value-type="string">
            <text:p>4 MPI x 2 OpenMP</text:p>
          </table:table-cell>
          <table:table-cell table:style-name="Default" office:value-type="string">
            <text:p>2 MPI x 4 OpenMP</text:p>
          </table:table-cell>
          <table:table-cell table:style-name="Default" office:value-type="string">
            <text:p>1 MPI x 8 OpenMP</text:p>
          </table:table-cell>
          <table:table-cell/>
          <table:table-cell office:value-type="string">
            <text:p>hybrid rati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.3353">
            <text:p>14.34</text:p>
          </table:table-cell>
          <table:table-cell office:value-type="float" office:value="9.52">
            <text:p>9.52</text:p>
          </table:table-cell>
          <table:table-cell office:value-type="float" office:value="10.2503">
            <text:p>10.25</text:p>
          </table:table-cell>
          <table:table-cell office:value-type="float" office:value="14.583">
            <text:p>14.58</text:p>
          </table:table-cell>
          <table:table-cell office:value-type="float" office:value="22.6736">
            <text:p>22.67</text:p>
          </table:table-cell>
          <table:table-cell office:value-type="float" office:value="1">
            <text:p>1</text:p>
          </table:table-cell>
          <table:table-cell table:formula="of:=[.K15]/([.B17]*[.A17])" office:value-type="percentage" office:value="0.488285037634371">
            <text:p>49%</text:p>
          </table:table-cell>
          <table:table-cell table:formula="of:=[.K15]/([.C17]*[.A17])" office:value-type="percentage" office:value="0.735263918067227">
            <text:p>74%</text:p>
          </table:table-cell>
          <table:table-cell table:formula="of:=[.K15]/([.D17]*[.A17])" office:value-type="percentage" office:value="0.682878793791401">
            <text:p>68%</text:p>
          </table:table-cell>
          <table:table-cell table:formula="of:=[.K15]/([.E17]*[.A17])" office:value-type="percentage" office:value="0.479991256943016">
            <text:p>48%</text:p>
          </table:table-cell>
          <table:table-cell table:formula="of:=[.K15]/([.F17]*[.A17])" office:value-type="percentage" office:value="0.30871641468492">
            <text:p>31%</text:p>
          </table:table-cell>
          <table:table-cell/>
          <table:table-cell table:formula="of:=[.C17]/[.D17]" office:value-type="float" office:value="0.928753304781323">
            <text:p>0.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933">
            <text:p>7.93</text:p>
          </table:table-cell>
          <table:table-cell office:value-type="float" office:value="6.22614">
            <text:p>6.23</text:p>
          </table:table-cell>
          <table:table-cell office:value-type="float" office:value="5.92087">
            <text:p>5.92</text:p>
          </table:table-cell>
          <table:table-cell office:value-type="float" office:value="8.14415">
            <text:p>8.14</text:p>
          </table:table-cell>
          <table:table-cell office:value-type="float" office:value="12.4965">
            <text:p>12.5</text:p>
          </table:table-cell>
          <table:table-cell office:value-type="float" office:value="2">
            <text:p>2</text:p>
          </table:table-cell>
          <table:table-cell table:formula="of:=[.K15]/([.B18]*[.A18])" office:value-type="percentage" office:value="0.441176887684357">
            <text:p>44%</text:p>
          </table:table-cell>
          <table:table-cell table:formula="of:=[.$K15]/([.C18]*[.A18])" office:value-type="percentage" office:value="0.562122960614442">
            <text:p>56%</text:p>
          </table:table-cell>
          <table:table-cell table:formula="of:=[.K15]/([.D18]*[.A18])" office:value-type="percentage" office:value="0.591105065640691">
            <text:p>59%</text:p>
          </table:table-cell>
          <table:table-cell table:formula="of:=[.K15]/([.E18]*[.A18])" office:value-type="percentage" office:value="0.429738677455597">
            <text:p>43%</text:p>
          </table:table-cell>
          <table:table-cell table:formula="of:=[.K15]/([.F18]*[.A18])" office:value-type="percentage" office:value="0.280066918737246">
            <text:p>28%</text:p>
          </table:table-cell>
          <table:table-cell/>
          <table:table-cell table:formula="of:=[.C18]/[.D18]" office:value-type="float" office:value="1.05155830139827">
            <text:p>1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.53572">
            <text:p>5.54</text:p>
          </table:table-cell>
          <table:table-cell office:value-type="float" office:value="5.48497">
            <text:p>5.48</text:p>
          </table:table-cell>
          <table:table-cell office:value-type="float" office:value="4.23899">
            <text:p>4.24</text:p>
          </table:table-cell>
          <table:table-cell office:value-type="float" office:value="5.61566">
            <text:p>5.62</text:p>
          </table:table-cell>
          <table:table-cell office:value-type="float" office:value="8.28499">
            <text:p>8.28</text:p>
          </table:table-cell>
          <table:table-cell office:value-type="float" office:value="3">
            <text:p>3</text:p>
          </table:table-cell>
          <table:table-cell table:formula="of:=[.K15]/([.B19]*[.A19])" office:value-type="percentage" office:value="0.421487629432124">
            <text:p>42%</text:p>
          </table:table-cell>
          <table:table-cell table:formula="of:=[.K15]/([.C19]*[.A19])" office:value-type="percentage" office:value="0.425387467935103">
            <text:p>43%</text:p>
          </table:table-cell>
          <table:table-cell table:formula="of:=[.K15]/([.D19]*[.A19])" office:value-type="percentage" office:value="0.55042297811507">
            <text:p>55%</text:p>
          </table:table-cell>
          <table:table-cell table:formula="of:=[.K15]/([.E19]*[.A19])" office:value-type="percentage" office:value="0.415487671974443">
            <text:p>42%</text:p>
          </table:table-cell>
          <table:table-cell table:formula="of:=[.K15]/([.F19]*[.A19])" office:value-type="percentage" office:value="0.281622246979176">
            <text:p>28%</text:p>
          </table:table-cell>
          <table:table-cell/>
          <table:table-cell table:formula="of:=[.C19]/[.D19]" office:value-type="float" office:value="1.29393322465965">
            <text:p>1.2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5702">
            <text:p>4.57</text:p>
          </table:table-cell>
          <table:table-cell office:value-type="float" office:value="5.27621">
            <text:p>5.28</text:p>
          </table:table-cell>
          <table:table-cell office:value-type="float" office:value="3.6109">
            <text:p>3.61</text:p>
          </table:table-cell>
          <table:table-cell office:value-type="float" office:value="4.28389">
            <text:p>4.28</text:p>
          </table:table-cell>
          <table:table-cell office:value-type="float" office:value="6.46604">
            <text:p>6.47</text:p>
          </table:table-cell>
          <table:table-cell office:value-type="float" office:value="4">
            <text:p>4</text:p>
          </table:table-cell>
          <table:table-cell table:formula="of:=[.K15]/([.B20]*[.A20])" office:value-type="percentage" office:value="0.382899681633189">
            <text:p>38%</text:p>
          </table:table-cell>
          <table:table-cell table:formula="of:=[.K15]/([.C20]*[.A20])" office:value-type="percentage" office:value="0.331663850566979">
            <text:p>33%</text:p>
          </table:table-cell>
          <table:table-cell table:formula="of:=[.K15]/([.D20]*[.A20])" office:value-type="percentage" office:value="0.484623812622892">
            <text:p>48%</text:p>
          </table:table-cell>
          <table:table-cell table:formula="of:=[.K15]/([.E20]*[.A20])" office:value-type="percentage" office:value="0.40849044326535">
            <text:p>41%</text:p>
          </table:table-cell>
          <table:table-cell table:formula="of:=[.K15]/([.F20]*[.A20])" office:value-type="percentage" office:value="0.2706336683658">
            <text:p>27%</text:p>
          </table:table-cell>
          <table:table-cell/>
          <table:table-cell table:formula="of:=[.B20]/[.D20]" office:value-type="float" office:value="1.2656678390429">
            <text:p>1.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65821">
            <text:p>3.66</text:p>
          </table:table-cell>
          <table:table-cell office:value-type="float" office:value="4.35352">
            <text:p>4.35</text:p>
          </table:table-cell>
          <table:table-cell office:value-type="float" office:value="3.00115">
            <text:p>3</text:p>
          </table:table-cell>
          <table:table-cell office:value-type="float" office:value="3.24574">
            <text:p>3.25</text:p>
          </table:table-cell>
          <table:table-cell office:value-type="float" office:value="4.6209">
            <text:p>4.62</text:p>
          </table:table-cell>
          <table:table-cell office:value-type="float" office:value="6">
            <text:p>6</text:p>
          </table:table-cell>
          <table:table-cell table:formula="of:=[.K15]/([.B21]*[.A21])" office:value-type="percentage" office:value="0.31890425918687">
            <text:p>32%</text:p>
          </table:table-cell>
          <table:table-cell table:formula="of:=[.K15]/([.C21]*[.A21])" office:value-type="percentage" office:value="0.267971377184439">
            <text:p>27%</text:p>
          </table:table-cell>
          <table:table-cell table:formula="of:=[.K15]/([.D21]*[.A21])" office:value-type="percentage" office:value="0.388723905836096">
            <text:p>39%</text:p>
          </table:table-cell>
          <table:table-cell table:formula="of:=[.K15]/([.E21]*[.A21])" office:value-type="percentage" office:value="0.359430746147258">
            <text:p>36%</text:p>
          </table:table-cell>
          <table:table-cell table:formula="of:=[.K15]/([.F21]*[.A21])" office:value-type="percentage" office:value="0.252465699322643">
            <text:p>25%</text:p>
          </table:table-cell>
          <table:table-cell/>
          <table:table-cell table:formula="of:=[.B21]/[.D21]" office:value-type="float" office:value="1.21893607450477">
            <text:p>1.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25105">
            <text:p>3.25</text:p>
          </table:table-cell>
          <table:table-cell office:value-type="float" office:value="4.41513">
            <text:p>4.42</text:p>
          </table:table-cell>
          <table:table-cell office:value-type="float" office:value="2.81896">
            <text:p>2.82</text:p>
          </table:table-cell>
          <table:table-cell office:value-type="float" office:value="2.49817">
            <text:p>2.5</text:p>
          </table:table-cell>
          <table:table-cell office:value-type="float" office:value="3.53742">
            <text:p>3.54</text:p>
          </table:table-cell>
          <table:table-cell office:value-type="float" office:value="8">
            <text:p>8</text:p>
          </table:table-cell>
          <table:table-cell table:formula="of:=[.K15]/([.B22]*[.A22])" office:value-type="percentage" office:value="0.269132760954153">
            <text:p>27%</text:p>
          </table:table-cell>
          <table:table-cell table:formula="of:=[.K15]/([.C22]*[.A22])" office:value-type="percentage" office:value="0.198174020357271">
            <text:p>20%</text:p>
          </table:table-cell>
          <table:table-cell table:formula="of:=[.K15]/([.D22]*[.A22])" office:value-type="percentage" office:value="0.310385412528025">
            <text:p>31%</text:p>
          </table:table-cell>
          <table:table-cell table:formula="of:=[.K15]/([.E22]*[.A22])" office:value-type="percentage" office:value="0.350242002145571">
            <text:p>35%</text:p>
          </table:table-cell>
          <table:table-cell table:formula="of:=[.K15]/([.F22]*[.A22])" office:value-type="percentage" office:value="0.247345257984633">
            <text:p>25%</text:p>
          </table:table-cell>
          <table:table-cell/>
          <table:table-cell table:formula="of:=[.B22]/[.E22]" office:value-type="float" office:value="1.30137260474667">
            <text:p>1.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.57548">
            <text:p>2.58</text:p>
          </table:table-cell>
          <table:table-cell office:value-type="float" office:value="4.77325">
            <text:p>4.77</text:p>
          </table:table-cell>
          <table:table-cell office:value-type="float" office:value="2.28333">
            <text:p>2.28</text:p>
          </table:table-cell>
          <table:table-cell office:value-type="float" office:value="2.11336">
            <text:p>2.11</text:p>
          </table:table-cell>
          <table:table-cell office:value-type="float" office:value="2.75731">
            <text:p>2.76</text:p>
          </table:table-cell>
          <table:table-cell office:value-type="float" office:value="12">
            <text:p>12</text:p>
          </table:table-cell>
          <table:table-cell table:formula="of:=[.K15]/([.B23]*[.A23])" office:value-type="percentage" office:value="0.226485693928899">
            <text:p>23%</text:p>
          </table:table-cell>
          <table:table-cell table:formula="of:=[.K15]/([.C23]*[.A23])" office:value-type="percentage" office:value="0.12220381815325">
            <text:p>12%</text:p>
          </table:table-cell>
          <table:table-cell table:formula="of:=[.K15]/([.D23]*[.A23])" office:value-type="percentage" office:value="0.255464332794646">
            <text:p>26%</text:p>
          </table:table-cell>
          <table:table-cell table:formula="of:=[.K15]/([.E23]*[.A23])" office:value-type="percentage" office:value="0.276010417060983">
            <text:p>28%</text:p>
          </table:table-cell>
          <table:table-cell table:formula="of:=[.K15]/([.F23]*[.A23])" office:value-type="percentage" office:value="0.211550161207844">
            <text:p>21%</text:p>
          </table:table-cell>
          <table:table-cell/>
          <table:table-cell table:formula="of:=[.B23]/[.E23]" office:value-type="float" office:value="1.21866601052353">
            <text:p>1.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41067">
            <text:p>2.41</text:p>
          </table:table-cell>
          <table:table-cell office:value-type="float" office:value="5.24298">
            <text:p>5.24</text:p>
          </table:table-cell>
          <table:table-cell office:value-type="float" office:value="2.17488">
            <text:p>2.17</text:p>
          </table:table-cell>
          <table:table-cell office:value-type="float" office:value="1.85341">
            <text:p>1.85</text:p>
          </table:table-cell>
          <table:table-cell office:value-type="float" office:value="2.10332">
            <text:p>2.1</text:p>
          </table:table-cell>
          <table:table-cell office:value-type="float" office:value="16">
            <text:p>16</text:p>
          </table:table-cell>
          <table:table-cell table:formula="of:=[.K15]/([.B24]*[.A24])" office:value-type="percentage" office:value="0.181477361584124">
            <text:p>18%</text:p>
          </table:table-cell>
          <table:table-cell table:formula="of:=[.K15]/([.C24]*[.A24])" office:value-type="percentage" office:value="0.0834414838984699">
            <text:p>8%</text:p>
          </table:table-cell>
          <table:table-cell table:formula="of:=[.K15]/([.D24]*[.A24])" office:value-type="percentage" office:value="0.20115226184893">
            <text:p>20%</text:p>
          </table:table-cell>
          <table:table-cell table:formula="of:=[.K15]/([.E24]*[.A24])" office:value-type="percentage" office:value="0.236041691395859">
            <text:p>24%</text:p>
          </table:table-cell>
          <table:table-cell table:formula="of:=[.K15]/([.F24]*[.A24])" office:value-type="percentage" office:value="0.207995945101078">
            <text:p>21%</text:p>
          </table:table-cell>
          <table:table-cell/>
          <table:table-cell table:formula="of:=[.B24]/[.E24]" office:value-type="float" office:value="1.30066741843413">
            <text:p>1.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47116">
            <text:p>2.47</text:p>
          </table:table-cell>
          <table:table-cell office:value-type="float" office:value="6.30782">
            <text:p>6.31</text:p>
          </table:table-cell>
          <table:table-cell office:value-type="float" office:value="2.27706">
            <text:p>2.28</text:p>
          </table:table-cell>
          <table:table-cell office:value-type="float" office:value="1.56274">
            <text:p>1.56</text:p>
          </table:table-cell>
          <table:table-cell office:value-type="float" office:value="1.81503">
            <text:p>1.82</text:p>
          </table:table-cell>
          <table:table-cell office:value-type="float" office:value="20">
            <text:p>20</text:p>
          </table:table-cell>
          <table:table-cell table:formula="of:=[.K15]/([.B25]*[.A25])" office:value-type="percentage" office:value="0.14162807143204">
            <text:p>14%</text:p>
          </table:table-cell>
          <table:table-cell table:formula="of:=[.K15]/([.C25]*[.A25])" office:value-type="percentage" office:value="0.0554844026937991">
            <text:p>6%</text:p>
          </table:table-cell>
          <table:table-cell table:formula="of:=[.K15]/([.D25]*[.A25])" office:value-type="percentage" office:value="0.153700660061658">
            <text:p>15%</text:p>
          </table:table-cell>
          <table:table-cell table:formula="of:=[.K15]/([.E25]*[.A25])" office:value-type="percentage" office:value="0.223956400296914">
            <text:p>22%</text:p>
          </table:table-cell>
          <table:table-cell table:formula="of:=[.K15]/([.F25]*[.A25])" office:value-type="percentage" office:value="0.192826358242013">
            <text:p>19%</text:p>
          </table:table-cell>
          <table:table-cell/>
          <table:table-cell table:formula="of:=[.B25]/[.E25]" office:value-type="float" office:value="1.5812995123949">
            <text:p>1.5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.42848">
            <text:p>2.43</text:p>
          </table:table-cell>
          <table:table-cell office:value-type="float" office:value="5.85539">
            <text:p>5.86</text:p>
          </table:table-cell>
          <table:table-cell office:value-type="float" office:value="2.26244">
            <text:p>2.26</text:p>
          </table:table-cell>
          <table:table-cell office:value-type="float" office:value="1.39509">
            <text:p>1.4</text:p>
          </table:table-cell>
          <table:table-cell office:value-type="float" office:value="1.55705">
            <text:p>1.56</text:p>
          </table:table-cell>
          <table:table-cell office:value-type="float" office:value="24">
            <text:p>24</text:p>
          </table:table-cell>
          <table:table-cell table:formula="of:=[.K15]/([.B26]*[.A26])" office:value-type="percentage" office:value="0.120097627940111">
            <text:p>12%</text:p>
          </table:table-cell>
          <table:table-cell table:formula="of:=[.K15]/([.C26]*[.A26])" office:value-type="percentage" office:value="0.0498096091806011">
            <text:p>5%</text:p>
          </table:table-cell>
          <table:table-cell table:formula="of:=[.K15]/([.D26]*[.A26])" office:value-type="percentage" office:value="0.128911567820583">
            <text:p>13%</text:p>
          </table:table-cell>
          <table:table-cell table:formula="of:=[.K15]/([.E26]*[.A26])" office:value-type="percentage" office:value="0.209057972962318">
            <text:p>21%</text:p>
          </table:table-cell>
          <table:table-cell table:formula="of:=[.K15]/([.F26]*[.A26])" office:value-type="percentage" office:value="0.187312345460968">
            <text:p>19%</text:p>
          </table:table-cell>
          <table:table-cell/>
          <table:table-cell table:formula="of:=[.B26]/[.E26]" office:value-type="float" office:value="1.74073357274441">
            <text:p>1.7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.56344">
            <text:p>2.56</text:p>
          </table:table-cell>
          <table:table-cell office:value-type="float" office:value="6.60815">
            <text:p>6.61</text:p>
          </table:table-cell>
          <table:table-cell office:value-type="float" office:value="2.47053">
            <text:p>2.47</text:p>
          </table:table-cell>
          <table:table-cell office:value-type="float" office:value="1.27034">
            <text:p>1.27</text:p>
          </table:table-cell>
          <table:table-cell office:value-type="float" office:value="1.33573">
            <text:p>1.34</text:p>
          </table:table-cell>
          <table:table-cell office:value-type="float" office:value="32">
            <text:p>32</text:p>
          </table:table-cell>
          <table:table-cell table:formula="of:=[.K15]/([.B27]*[.A27])" office:value-type="percentage" office:value="0.0853310456359423">
            <text:p>9%</text:p>
          </table:table-cell>
          <table:table-cell table:formula="of:=[.K15]/([.C27]*[.A27])" office:value-type="percentage" office:value="0.0331017025377753">
            <text:p>3%</text:p>
          </table:table-cell>
          <table:table-cell table:formula="of:=[.K15]/([.D27]*[.A27])" office:value-type="percentage" office:value="0.0885401171509757">
            <text:p>9%</text:p>
          </table:table-cell>
          <table:table-cell table:formula="of:=[.K15]/([.E27]*[.A27])" office:value-type="percentage" office:value="0.172190921820143">
            <text:p>17%</text:p>
          </table:table-cell>
          <table:table-cell table:formula="of:=[.K15]/([.F27]*[.A27])" office:value-type="percentage" office:value="0.163761400601169">
            <text:p>16%</text:p>
          </table:table-cell>
          <table:table-cell/>
          <table:table-cell table:formula="of:=[.B27]/[.E27]" office:value-type="float" office:value="2.01791646330904">
            <text:p>2.02</text:p>
          </table:table-cell>
        </table:table-row>
      </table:table>
      <table:table table:name="ICMS delta cluster, Charts" table:style-name="ta1" table:print="false">
        <table:shapes>
          <draw:frame draw:z-index="0" draw:style-name="gr1" svg:width="6.1882in" svg:height="3.2732in" svg:x="0in" svg:y="0in">
            <draw:object draw:notify-on-update-of-ranges="'ICMS delta cluster, Data'.A3:'ICMS delta cluster, Data'.A13 'ICMS delta cluster, Data'.B3:'ICMS delta cluster, Data'.B13 'ICMS delta cluster, Data'.C3:'ICMS delta cluster, Data'.C13 'ICMS delta cluster, Data'.D3:'ICMS delta cluster, Data'.D13 'ICMS delta cluster, Data'.E3:'ICMS delta cluster, Data'.E13 'ICMS delta cluster, Data'.F3:'ICMS delta cluster, Data'.F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1917in" svg:height="3.4343in" svg:x="0in" svg:y="5.3189in">
            <draw:object draw:notify-on-update-of-ranges="'ICMS delta cluster, Data'.H2:'ICMS delta cluster, Data'.H2 'ICMS delta cluster, Data'.H3:'ICMS delta cluster, Data'.H13 'ICMS delta cluster, Data'.G3:'ICMS delta cluster, Data'.G13 'ICMS delta cluster, Data'.I2:'ICMS delta cluster, Data'.I2 'ICMS delta cluster, Data'.I3:'ICMS delta cluster, Data'.I13 'ICMS delta cluster, Data'.G3:'ICMS delta cluster, Data'.G13 'ICMS delta cluster, Data'.J2:'ICMS delta cluster, Data'.J2 'ICMS delta cluster, Data'.J3:'ICMS delta cluster, Data'.J13 'ICMS delta cluster, Data'.G3:'ICMS delta cluster, Data'.G13 'ICMS delta cluster, Data'.K2:'ICMS delta cluster, Data'.K2 'ICMS delta cluster, Data'.K3:'ICMS delta cluster, Data'.K13 'ICMS delta cluster, Data'.G3:'ICMS delta cluster, Data'.G13 'ICMS delta cluster, Data'.L2:'ICMS delta cluster, Data'.L2 'ICMS delta cluster, Data'.L3:'ICMS delta cluster, Data'.L13 'ICMS delta cluster, Data'.G3:'ICMS delta cluster, Data'.G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1882in" svg:height="3.2516in" svg:x="6.2232in" svg:y="0in">
            <draw:object draw:notify-on-update-of-ranges="'ICMS delta cluster, Data'.A3:'ICMS delta cluster, Data'.A13 'ICMS delta cluster, Data'.B17:'ICMS delta cluster, Data'.B27 'ICMS delta cluster, Data'.C17:'ICMS delta cluster, Data'.C27 'ICMS delta cluster, Data'.D17:'ICMS delta cluster, Data'.D27 'ICMS delta cluster, Data'.E17:'ICMS delta cluster, Data'.E27 'ICMS delta cluster, Data'.F17:'ICMS delta cluster, Data'.F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126in" svg:height="3.3803in" svg:x="6.2232in" svg:y="5.3512in">
            <draw:object draw:notify-on-update-of-ranges="'ICMS delta cluster, Data'.H2:'ICMS delta cluster, Data'.H2 'ICMS delta cluster, Data'.H17:'ICMS delta cluster, Data'.H27 'ICMS delta cluster, Data'.G17:'ICMS delta cluster, Data'.G27 'ICMS delta cluster, Data'.I2:'ICMS delta cluster, Data'.I2 'ICMS delta cluster, Data'.I17:'ICMS delta cluster, Data'.I27 'ICMS delta cluster, Data'.G3:'ICMS delta cluster, Data'.G13 'ICMS delta cluster, Data'.J2:'ICMS delta cluster, Data'.J2 'ICMS delta cluster, Data'.J17:'ICMS delta cluster, Data'.J27 'ICMS delta cluster, Data'.G3:'ICMS delta cluster, Data'.G13 'ICMS delta cluster, Data'.K2:'ICMS delta cluster, Data'.K2 'ICMS delta cluster, Data'.K17:'ICMS delta cluster, Data'.K27 'ICMS delta cluster, Data'.G3:'ICMS delta cluster, Data'.G13 'ICMS delta cluster, Data'.L2:'ICMS delta cluster, Data'.L2 'ICMS delta cluster, Data'.L17:'ICMS delta cluster, Data'.L27 'ICMS delta cluster, Data'.G3:'ICMS delta cluster, Data'.G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5.6795in" svg:height="2.1319in" svg:x="0.3555in" svg:y="3.2335in">
            <draw:object draw:notify-on-update-of-ranges="'ICMS delta cluster, Data'.N2:'ICMS delta cluster, Data'.N2 'ICMS delta cluster, Data'.N3:'ICMS delta cluster, Data'.N13 'ICMS delta cluster, Data'.A3:'ICMS delta cluster, Data'.A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5.878in" svg:height="2.1642in" svg:x="6.328in" svg:y="3.2083in">
            <draw:object draw:notify-on-update-of-ranges="'ICMS delta cluster, Data'.N2:'ICMS delta cluster, Data'.N2 'ICMS delta cluster, Data'.N17:'ICMS delta cluster, Data'.N27 'ICMS delta cluster, Data'.A17:'ICMS delta cluster, Data'.A2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05/31/2010</text:date>, <text:time>11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xel Kohlmeyer</meta:initial-creator>
    <meta:creation-date>2010-05-30T18:02:38</meta:creation-date>
    <dc:date>2010-05-31T11:21:35</dc:date>
    <dc:creator>Axel Kohlmeyer</dc:creator>
    <meta:editing-duration>PT04H04M25S</meta:editing-duration>
    <meta:editing-cycles>9</meta:editing-cycles>
    <meta:generator>OpenOffice.org/3.1$Unix OpenOffice.org_project/310m19$Build-9420</meta:generator>
    <meta:document-statistic meta:table-count="3" meta:cell-count="486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3" chart:interval-major="5" chart:interval-minor-divisor="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719cm" svg:height="8.315cm" chart:class="chart:bar" chart:style-name="ch1">
        <chart:title svg:x="2.069cm" svg:y="0.167cm" chart:style-name="ch2">
          <text:p>2x Intel Xeon 2.66Ghz (Harpertown) w/ DDR Infiniband</text:p>
        </chart:title>
        <chart:subtitle svg:x="4.417cm" svg:y="0.853cm" chart:style-name="ch3">
          <text:p>Stillinger-Weber Potential, 12288 Atoms</text:p>
        </chart:subtitle>
        <chart:plot-area chart:style-name="ch4" table:cell-range-address="'ICMS delta cluster, Data'.A3:'ICMS delta cluster, Data'.F13" chart:data-source-has-labels="column" svg:x="0.502cm" svg:y="1.183cm" svg:width="14.667cm" svg:height="6.903cm">
          <chart:axis chart:dimension="x" chart:name="primary-x" chart:style-name="ch5">
            <chart:title svg:x="6.816cm" svg:y="7.669cm" chart:style-name="ch6">
              <text:p>Number of Nodes</text:p>
            </chart:title>
            <chart:categories table:cell-range-address="'ICMS delta cluster, Data'.A3:'ICMS delta cluster, Data'.A13"/>
          </chart:axis>
          <chart:axis chart:dimension="y" chart:name="primary-y" chart:style-name="ch7">
            <chart:title svg:x="0.389cm" svg:y="6.269cm" chart:style-name="ch8">
              <text:p>Time for 1000 MD steps /s</text:p>
            </chart:title>
            <chart:grid chart:style-name="ch9" chart:class="major"/>
          </chart:axis>
          <chart:series chart:style-name="ch10" chart:values-cell-range-address="'ICMS delta cluster, Data'.B3:'ICMS delta cluster, Data'.B13" chart:class="chart:bar">
            <chart:data-point chart:repeated="11"/>
          </chart:series>
          <chart:series chart:style-name="ch11" chart:values-cell-range-address="'ICMS delta cluster, Data'.C3:'ICMS delta cluster, Data'.C13" chart:class="chart:bar">
            <chart:data-point chart:repeated="11"/>
          </chart:series>
          <chart:series chart:style-name="ch12" chart:values-cell-range-address="'ICMS delta cluster, Data'.D3:'ICMS delta cluster, Data'.D13" chart:class="chart:bar">
            <chart:data-point chart:repeated="11"/>
          </chart:series>
          <chart:series chart:style-name="ch13" chart:values-cell-range-address="'ICMS delta cluster, Data'.E3:'ICMS delta cluster, Data'.E13" chart:class="chart:bar">
            <chart:data-point chart:repeated="11"/>
          </chart:series>
          <chart:series chart:style-name="ch14" chart:values-cell-range-address="'ICMS delta cluster, Data'.F3:'ICMS delta cluster, Data'.F13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'ICMS delta cluster, Data'.A3:'ICMS delta cluster, Data'.A13">1</text:p>
              </table:table-cell>
              <table:table-cell office:value-type="float" office:value="30.051">
                <text:p text:id="'ICMS delta cluster, Data'.B3:'ICMS delta cluster, Data'.B13">30.051</text:p>
              </table:table-cell>
              <table:table-cell office:value-type="float" office:value="16.2716">
                <text:p text:id="'ICMS delta cluster, Data'.C3:'ICMS delta cluster, Data'.C13">16.2716</text:p>
              </table:table-cell>
              <table:table-cell office:value-type="float" office:value="16.5721">
                <text:p text:id="'ICMS delta cluster, Data'.D3:'ICMS delta cluster, Data'.D13">16.5721</text:p>
              </table:table-cell>
              <table:table-cell office:value-type="float" office:value="17.956">
                <text:p text:id="'ICMS delta cluster, Data'.E3:'ICMS delta cluster, Data'.E13">17.956</text:p>
              </table:table-cell>
              <table:table-cell office:value-type="float" office:value="20.0309">
                <text:p text:id="'ICMS delta cluster, Data'.F3:'ICMS delta cluster, Data'.F13">20.0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794">
                <text:p>15.3794</text:p>
              </table:table-cell>
              <table:table-cell office:value-type="float" office:value="9.75995">
                <text:p>9.75995</text:p>
              </table:table-cell>
              <table:table-cell office:value-type="float" office:value="8.5538">
                <text:p>8.5538</text:p>
              </table:table-cell>
              <table:table-cell office:value-type="float" office:value="9.42964">
                <text:p>9.42964</text:p>
              </table:table-cell>
              <table:table-cell office:value-type="float" office:value="10.6669">
                <text:p>10.6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31">
                <text:p>10.531</text:p>
              </table:table-cell>
              <table:table-cell office:value-type="float" office:value="7.24">
                <text:p>7.24</text:p>
              </table:table-cell>
              <table:table-cell office:value-type="float" office:value="5.93092">
                <text:p>5.93092</text:p>
              </table:table-cell>
              <table:table-cell office:value-type="float" office:value="6.60967">
                <text:p>6.60967</text:p>
              </table:table-cell>
              <table:table-cell office:value-type="float" office:value="7.34489">
                <text:p>7.34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263">
                <text:p>7.49263</text:p>
              </table:table-cell>
              <table:table-cell office:value-type="float" office:value="6.25783">
                <text:p>6.25783</text:p>
              </table:table-cell>
              <table:table-cell office:value-type="float" office:value="4.79165">
                <text:p>4.79165</text:p>
              </table:table-cell>
              <table:table-cell office:value-type="float" office:value="4.98071">
                <text:p>4.98071</text:p>
              </table:table-cell>
              <table:table-cell office:value-type="float" office:value="5.61401">
                <text:p>5.61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4752">
                <text:p>5.94752</text:p>
              </table:table-cell>
              <table:table-cell office:value-type="float" office:value="5.27143">
                <text:p>5.27143</text:p>
              </table:table-cell>
              <table:table-cell office:value-type="float" office:value="3.67892">
                <text:p>3.67892</text:p>
              </table:table-cell>
              <table:table-cell office:value-type="float" office:value="3.50382">
                <text:p>3.50382</text:p>
              </table:table-cell>
              <table:table-cell office:value-type="float" office:value="4.042">
                <text:p>4.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1773">
                <text:p>4.71773</text:p>
              </table:table-cell>
              <table:table-cell office:value-type="float" office:value="4.98468">
                <text:p>4.98468</text:p>
              </table:table-cell>
              <table:table-cell office:value-type="float" office:value="2.93133">
                <text:p>2.93133</text:p>
              </table:table-cell>
              <table:table-cell office:value-type="float" office:value="2.72805">
                <text:p>2.72805</text:p>
              </table:table-cell>
              <table:table-cell office:value-type="float" office:value="3.15819">
                <text:p>3.15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2337">
                <text:p>3.62337</text:p>
              </table:table-cell>
              <table:table-cell office:value-type="float" office:value="4.55723">
                <text:p>4.55723</text:p>
              </table:table-cell>
              <table:table-cell office:value-type="float" office:value="2.52391">
                <text:p>2.52391</text:p>
              </table:table-cell>
              <table:table-cell office:value-type="float" office:value="1.92833">
                <text:p>1.92833</text:p>
              </table:table-cell>
              <table:table-cell office:value-type="float" office:value="2.36148">
                <text:p>2.36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75">
                <text:p>3.13375</text:p>
              </table:table-cell>
              <table:table-cell office:value-type="float" office:value="4.67601">
                <text:p>4.67601</text:p>
              </table:table-cell>
              <table:table-cell office:value-type="float" office:value="2.36356">
                <text:p>2.36356</text:p>
              </table:table-cell>
              <table:table-cell office:value-type="float" office:value="1.58224">
                <text:p>1.58224</text:p>
              </table:table-cell>
              <table:table-cell office:value-type="float" office:value="1.81216">
                <text:p>1.81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232">
                <text:p>2.8232</text:p>
              </table:table-cell>
              <table:table-cell office:value-type="float" office:value="4.50718">
                <text:p>4.50718</text:p>
              </table:table-cell>
              <table:table-cell office:value-type="float" office:value="2.20231">
                <text:p>2.20231</text:p>
              </table:table-cell>
              <table:table-cell office:value-type="float" office:value="1.35429">
                <text:p>1.35429</text:p>
              </table:table-cell>
              <table:table-cell office:value-type="float" office:value="1.55137">
                <text:p>1.55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9145">
                <text:p>2.59145</text:p>
              </table:table-cell>
              <table:table-cell office:value-type="float" office:value="4.3632">
                <text:p>4.3632</text:p>
              </table:table-cell>
              <table:table-cell office:value-type="float" office:value="2.17436">
                <text:p>2.17436</text:p>
              </table:table-cell>
              <table:table-cell office:value-type="float" office:value="1.2134">
                <text:p>1.2134</text:p>
              </table:table-cell>
              <table:table-cell office:value-type="float" office:value="1.35425">
                <text:p>1.35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3187">
                <text:p>2.53187</text:p>
              </table:table-cell>
              <table:table-cell office:value-type="float" office:value="4.54972">
                <text:p>4.54972</text:p>
              </table:table-cell>
              <table:table-cell office:value-type="float" office:value="2.13608">
                <text:p>2.13608</text:p>
              </table:table-cell>
              <table:table-cell office:value-type="float" office:value="1.07767">
                <text:p>1.07767</text:p>
              </table:table-cell>
              <table:table-cell office:value-type="float" office:value="1.15679">
                <text:p>1.15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3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728cm" svg:height="8.724cm" chart:class="chart:scatter" chart:style-name="ch1">
        <chart:legend chart:legend-position="bottom" svg:x="0.633cm" svg:y="8.003cm" chart:style-name="ch2"/>
        <chart:plot-area chart:style-name="ch3" table:cell-range-address="'ICMS delta cluster, Data'.G2:'ICMS delta cluster, Data'.L13" chart:data-source-has-labels="row" svg:x="0.427cm" svg:y="0.174cm" svg:width="14.673cm" svg:height="7.683cm">
          <chart:axis chart:dimension="x" chart:name="primary-x" chart:style-name="ch4">
            <chart:title svg:x="6.744cm" svg:y="7.447cm" chart:style-name="ch5">
              <text:p>Number of Nodes</text:p>
            </chart:title>
          </chart:axis>
          <chart:axis chart:dimension="y" chart:name="primary-y" chart:style-name="ch6">
            <chart:title svg:x="0.315cm" svg:y="5.048cm" chart:style-name="ch7">
              <text:p>Parallel Efficiency</text:p>
            </chart:title>
            <chart:grid chart:style-name="ch8" chart:class="major"/>
          </chart:axis>
          <chart:series chart:style-name="ch9" chart:values-cell-range-address="'ICMS delta cluster, Data'.H3:'ICMS delta cluster, Data'.H13" chart:label-cell-address="'ICMS delta cluster, Data'.H2:'ICMS delta cluster, Data'.H2" chart:class="chart:scatter">
            <chart:domain table:cell-range-address="'ICMS delta cluster, Data'.G3:'ICMS delta cluster, Data'.G13"/>
            <chart:data-point chart:repeated="11"/>
          </chart:series>
          <chart:series chart:style-name="ch10" chart:values-cell-range-address="'ICMS delta cluster, Data'.I3:'ICMS delta cluster, Data'.I13" chart:label-cell-address="'ICMS delta cluster, Data'.I2:'ICMS delta cluster, Data'.I2" chart:class="chart:scatter">
            <chart:data-point chart:repeated="11"/>
          </chart:series>
          <chart:series chart:style-name="ch11" chart:values-cell-range-address="'ICMS delta cluster, Data'.J3:'ICMS delta cluster, Data'.J13" chart:label-cell-address="'ICMS delta cluster, Data'.J2:'ICMS delta cluster, Data'.J2" chart:class="chart:scatter">
            <chart:data-point chart:repeated="11"/>
          </chart:series>
          <chart:series chart:style-name="ch12" chart:values-cell-range-address="'ICMS delta cluster, Data'.K3:'ICMS delta cluster, Data'.K13" chart:label-cell-address="'ICMS delta cluster, Data'.K2:'ICMS delta cluster, Data'.K2" chart:class="chart:scatter">
            <chart:data-point chart:repeated="11"/>
          </chart:series>
          <chart:series chart:style-name="ch13" chart:values-cell-range-address="'ICMS delta cluster, Data'.L3:'ICMS delta cluster, Data'.L13" chart:label-cell-address="'ICMS delta cluster, Data'.L2:'ICMS delta cluster, Data'.L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ICMS delta cluster, Data'.H2:'ICMS delta cluster, Data'.H2">4 MPI x 1 OpenMP</text:p>
              </table:table-cell>
              <table:table-cell office:value-type="string">
                <text:p text:id="'ICMS delta cluster, Data'.I2:'ICMS delta cluster, Data'.I2">8 MPI x 1 OpenMP</text:p>
              </table:table-cell>
              <table:table-cell office:value-type="string">
                <text:p text:id="'ICMS delta cluster, Data'.J2:'ICMS delta cluster, Data'.J2">4 MPI x 2 OpenMP</text:p>
              </table:table-cell>
              <table:table-cell office:value-type="string">
                <text:p text:id="'ICMS delta cluster, Data'.K2:'ICMS delta cluster, Data'.K2">2 MPI x 4 OpenMP</text:p>
              </table:table-cell>
              <table:table-cell office:value-type="string">
                <text:p text:id="'ICMS delta cluster, Data'.L2:'ICMS delta cluster, Data'.L2">1 MPI x 8 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CMS delta cluster, Data'.G3:'ICMS delta cluster, Data'.G13">1</text:p>
              </table:table-cell>
              <table:table-cell office:value-type="float" office:value="0.495865362217563">
                <text:p text:id="'ICMS delta cluster, Data'.H3:'ICMS delta cluster, Data'.H13">0.495865362217563</text:p>
              </table:table-cell>
              <table:table-cell office:value-type="float" office:value="0.915782713439367">
                <text:p text:id="'ICMS delta cluster, Data'.I3:'ICMS delta cluster, Data'.I13">0.915782713439367</text:p>
              </table:table-cell>
              <table:table-cell office:value-type="float" office:value="0.899176929900254">
                <text:p text:id="'ICMS delta cluster, Data'.J3:'ICMS delta cluster, Data'.J13">0.899176929900254</text:p>
              </table:table-cell>
              <table:table-cell office:value-type="float" office:value="0.829875807529517">
                <text:p text:id="'ICMS delta cluster, Data'.K3:'ICMS delta cluster, Data'.K13">0.829875807529517</text:p>
              </table:table-cell>
              <table:table-cell office:value-type="float" office:value="0.743913154176797">
                <text:p text:id="'ICMS delta cluster, Data'.L3:'ICMS delta cluster, Data'.L13">0.743913154176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4454855195911">
                <text:p>0.484454855195911</text:p>
              </table:table-cell>
              <table:table-cell office:value-type="float" office:value="0.763387619813626">
                <text:p>0.763387619813626</text:p>
              </table:table-cell>
              <table:table-cell office:value-type="float" office:value="0.871031003764409">
                <text:p>0.871031003764409</text:p>
              </table:table-cell>
              <table:table-cell office:value-type="float" office:value="0.790128255161385">
                <text:p>0.790128255161385</text:p>
              </table:table-cell>
              <table:table-cell office:value-type="float" office:value="0.698480814482183">
                <text:p>0.698480814482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1663026619821">
                <text:p>0.471663026619821</text:p>
              </table:table-cell>
              <table:table-cell office:value-type="float" office:value="0.686061233885819">
                <text:p>0.686061233885819</text:p>
              </table:table-cell>
              <table:table-cell office:value-type="float" office:value="0.83748951820853">
                <text:p>0.83748951820853</text:p>
              </table:table-cell>
              <table:table-cell office:value-type="float" office:value="0.751487341022068">
                <text:p>0.751487341022068</text:p>
              </table:table-cell>
              <table:table-cell office:value-type="float" office:value="0.676263815160381">
                <text:p>0.676263815160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97196912165688">
                <text:p>0.497196912165688</text:p>
              </table:table-cell>
              <table:table-cell office:value-type="float" office:value="0.595304202894614">
                <text:p>0.595304202894614</text:p>
              </table:table-cell>
              <table:table-cell office:value-type="float" office:value="0.777459225945134">
                <text:p>0.777459225945134</text:p>
              </table:table-cell>
              <table:table-cell office:value-type="float" office:value="0.747948083706941">
                <text:p>0.747948083706941</text:p>
              </table:table-cell>
              <table:table-cell office:value-type="float" office:value="0.663574254409949">
                <text:p>0.663574254409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17576009272212">
                <text:p>0.417576009272212</text:p>
              </table:table-cell>
              <table:table-cell office:value-type="float" office:value="0.471132437814154">
                <text:p>0.471132437814154</text:p>
              </table:table-cell>
              <table:table-cell office:value-type="float" office:value="0.675073572316513">
                <text:p>0.675073572316513</text:p>
              </table:table-cell>
              <table:table-cell office:value-type="float" office:value="0.708809718155232">
                <text:p>0.708809718155232</text:p>
              </table:table-cell>
              <table:table-cell office:value-type="float" office:value="0.614433861124856">
                <text:p>0.614433861124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394820443306421">
                <text:p>0.394820443306421</text:p>
              </table:table-cell>
              <table:table-cell office:value-type="float" office:value="0.373676193857981">
                <text:p>0.373676193857981</text:p>
              </table:table-cell>
              <table:table-cell office:value-type="float" office:value="0.635430418956583">
                <text:p>0.635430418956583</text:p>
              </table:table-cell>
              <table:table-cell office:value-type="float" office:value="0.682779366213962">
                <text:p>0.682779366213962</text:p>
              </table:table-cell>
              <table:table-cell office:value-type="float" office:value="0.589786000842255">
                <text:p>0.589786000842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42711573295946">
                <text:p>0.342711573295946</text:p>
              </table:table-cell>
              <table:table-cell office:value-type="float" office:value="0.272483687093549">
                <text:p>0.272483687093549</text:p>
              </table:table-cell>
              <table:table-cell office:value-type="float" office:value="0.492002818378363">
                <text:p>0.492002818378363</text:p>
              </table:table-cell>
              <table:table-cell office:value-type="float" office:value="0.643961787315103">
                <text:p>0.643961787315103</text:p>
              </table:table-cell>
              <table:table-cell office:value-type="float" office:value="0.525844315146998">
                <text:p>0.525844315146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297192859992022">
                <text:p>0.297192859992022</text:p>
              </table:table-cell>
              <table:table-cell office:value-type="float" office:value="0.1991715426186">
                <text:p>0.1991715426186</text:p>
              </table:table-cell>
              <table:table-cell office:value-type="float" office:value="0.394036167899271">
                <text:p>0.394036167899271</text:p>
              </table:table-cell>
              <table:table-cell office:value-type="float" office:value="0.588613690084943">
                <text:p>0.588613690084943</text:p>
              </table:table-cell>
              <table:table-cell office:value-type="float" office:value="0.513932613566131">
                <text:p>0.513932613566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63907091243978">
                <text:p>0.263907091243978</text:p>
              </table:table-cell>
              <table:table-cell office:value-type="float" office:value="0.165305690032348">
                <text:p>0.165305690032348</text:p>
              </table:table-cell>
              <table:table-cell office:value-type="float" office:value="0.338309547702185">
                <text:p>0.338309547702185</text:p>
              </table:table-cell>
              <table:table-cell office:value-type="float" office:value="0.55014989404042">
                <text:p>0.55014989404042</text:p>
              </table:table-cell>
              <table:table-cell office:value-type="float" office:value="0.480260995120442">
                <text:p>0.480260995120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239589965720607">
                <text:p>0.239589965720607</text:p>
              </table:table-cell>
              <table:table-cell office:value-type="float" office:value="0.142300471366581">
                <text:p>0.142300471366581</text:p>
              </table:table-cell>
              <table:table-cell office:value-type="float" office:value="0.285548582878027">
                <text:p>0.285548582878027</text:p>
              </table:table-cell>
              <table:table-cell office:value-type="float" office:value="0.511690635129938">
                <text:p>0.511690635129938</text:p>
              </table:table-cell>
              <table:table-cell office:value-type="float" office:value="0.458471786351609">
                <text:p>0.458471786351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.183921000090842">
                <text:p>0.183921000090842</text:p>
              </table:table-cell>
              <table:table-cell office:value-type="float" office:value="0.102350048464521">
                <text:p>0.102350048464521</text:p>
              </table:table-cell>
              <table:table-cell office:value-type="float" office:value="0.217999355127149">
                <text:p>0.217999355127149</text:p>
              </table:table-cell>
              <table:table-cell office:value-type="float" office:value="0.43210264969796">
                <text:p>0.43210264969796</text:p>
              </table:table-cell>
              <table:table-cell office:value-type="float" office:value="0.402548485464086">
                <text:p>0.402548485464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3" chart:interval-major="5" chart:interval-minor-divisor="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719cm" svg:height="8.26cm" chart:class="chart:bar" chart:column-mapping="0 1 2 3" chart:style-name="ch1">
        <chart:title svg:x="2.069cm" svg:y="0.166cm" chart:style-name="ch2">
          <text:p>2x Intel Xeon 2.66Ghz (Harpertown) w/ DDR Infiniband</text:p>
        </chart:title>
        <chart:subtitle svg:x="3.202cm" svg:y="0.851cm" chart:style-name="ch3">
          <text:p>CHARMM (lj/charmm/coul/long + pppm), 32000 Atoms</text:p>
        </chart:subtitle>
        <chart:plot-area chart:style-name="ch4" table:cell-range-address="'ICMS delta cluster, Data'.A3:'ICMS delta cluster, Data'.A13 'ICMS delta cluster, Data'.B17:'ICMS delta cluster, Data'.F27" chart:data-source-has-labels="column" svg:x="0.502cm" svg:y="1.174cm" svg:width="14.667cm" svg:height="6.858cm">
          <chart:axis chart:dimension="x" chart:name="primary-x" chart:style-name="ch5">
            <chart:title svg:x="6.816cm" svg:y="7.614cm" chart:style-name="ch6">
              <text:p>Number of Nodes</text:p>
            </chart:title>
            <chart:categories table:cell-range-address="'ICMS delta cluster, Data'.A3:'ICMS delta cluster, Data'.A13"/>
          </chart:axis>
          <chart:axis chart:dimension="y" chart:name="primary-y" chart:style-name="ch7">
            <chart:title svg:x="0.389cm" svg:y="6.237cm" chart:style-name="ch8">
              <text:p>Time for 1000 MD steps /s</text:p>
            </chart:title>
            <chart:grid chart:style-name="ch9" chart:class="major"/>
          </chart:axis>
          <chart:series chart:style-name="ch10" chart:values-cell-range-address="'ICMS delta cluster, Data'.B17:'ICMS delta cluster, Data'.B27" chart:class="chart:bar">
            <chart:data-point chart:repeated="11"/>
          </chart:series>
          <chart:series chart:style-name="ch11" chart:values-cell-range-address="'ICMS delta cluster, Data'.C17:'ICMS delta cluster, Data'.C27" chart:class="chart:bar">
            <chart:data-point chart:repeated="11"/>
          </chart:series>
          <chart:series chart:style-name="ch12" chart:values-cell-range-address="'ICMS delta cluster, Data'.D17:'ICMS delta cluster, Data'.D27" chart:class="chart:bar">
            <chart:data-point chart:repeated="11"/>
          </chart:series>
          <chart:series chart:style-name="ch13" chart:values-cell-range-address="'ICMS delta cluster, Data'.E17:'ICMS delta cluster, Data'.E27" chart:class="chart:bar">
            <chart:data-point chart:repeated="11"/>
          </chart:series>
          <chart:series chart:style-name="ch14" chart:values-cell-range-address="'ICMS delta cluster, Data'.F17:'ICMS delta cluster, Data'.F27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'ICMS delta cluster, Data'.A3:'ICMS delta cluster, Data'.A13">1</text:p>
              </table:table-cell>
              <table:table-cell office:value-type="float" office:value="14.3353">
                <text:p text:id="'ICMS delta cluster, Data'.B17:'ICMS delta cluster, Data'.B27">14.3353</text:p>
              </table:table-cell>
              <table:table-cell office:value-type="float" office:value="9.52">
                <text:p text:id="'ICMS delta cluster, Data'.C17:'ICMS delta cluster, Data'.C27">9.52</text:p>
              </table:table-cell>
              <table:table-cell office:value-type="float" office:value="10.2503">
                <text:p text:id="'ICMS delta cluster, Data'.D17:'ICMS delta cluster, Data'.D27">10.2503</text:p>
              </table:table-cell>
              <table:table-cell office:value-type="float" office:value="14.583">
                <text:p text:id="'ICMS delta cluster, Data'.E17:'ICMS delta cluster, Data'.E27">14.583</text:p>
              </table:table-cell>
              <table:table-cell office:value-type="float" office:value="22.6736">
                <text:p text:id="'ICMS delta cluster, Data'.F17:'ICMS delta cluster, Data'.F27">22.67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33">
                <text:p>7.933</text:p>
              </table:table-cell>
              <table:table-cell office:value-type="float" office:value="6.22614">
                <text:p>6.22614</text:p>
              </table:table-cell>
              <table:table-cell office:value-type="float" office:value="5.92087">
                <text:p>5.92087</text:p>
              </table:table-cell>
              <table:table-cell office:value-type="float" office:value="8.14415">
                <text:p>8.14415</text:p>
              </table:table-cell>
              <table:table-cell office:value-type="float" office:value="12.4965">
                <text:p>12.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3572">
                <text:p>5.53572</text:p>
              </table:table-cell>
              <table:table-cell office:value-type="float" office:value="5.48497">
                <text:p>5.48497</text:p>
              </table:table-cell>
              <table:table-cell office:value-type="float" office:value="4.23899">
                <text:p>4.23899</text:p>
              </table:table-cell>
              <table:table-cell office:value-type="float" office:value="5.61566">
                <text:p>5.61566</text:p>
              </table:table-cell>
              <table:table-cell office:value-type="float" office:value="8.28499">
                <text:p>8.28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702">
                <text:p>4.5702</text:p>
              </table:table-cell>
              <table:table-cell office:value-type="float" office:value="5.27621">
                <text:p>5.27621</text:p>
              </table:table-cell>
              <table:table-cell office:value-type="float" office:value="3.6109">
                <text:p>3.6109</text:p>
              </table:table-cell>
              <table:table-cell office:value-type="float" office:value="4.28389">
                <text:p>4.28389</text:p>
              </table:table-cell>
              <table:table-cell office:value-type="float" office:value="6.46604">
                <text:p>6.46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821">
                <text:p>3.65821</text:p>
              </table:table-cell>
              <table:table-cell office:value-type="float" office:value="4.35352">
                <text:p>4.35352</text:p>
              </table:table-cell>
              <table:table-cell office:value-type="float" office:value="3.00115">
                <text:p>3.00115</text:p>
              </table:table-cell>
              <table:table-cell office:value-type="float" office:value="3.24574">
                <text:p>3.24574</text:p>
              </table:table-cell>
              <table:table-cell office:value-type="float" office:value="4.6209">
                <text:p>4.6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105">
                <text:p>3.25105</text:p>
              </table:table-cell>
              <table:table-cell office:value-type="float" office:value="4.41513">
                <text:p>4.41513</text:p>
              </table:table-cell>
              <table:table-cell office:value-type="float" office:value="2.81896">
                <text:p>2.81896</text:p>
              </table:table-cell>
              <table:table-cell office:value-type="float" office:value="2.49817">
                <text:p>2.49817</text:p>
              </table:table-cell>
              <table:table-cell office:value-type="float" office:value="3.53742">
                <text:p>3.53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7548">
                <text:p>2.57548</text:p>
              </table:table-cell>
              <table:table-cell office:value-type="float" office:value="4.77325">
                <text:p>4.77325</text:p>
              </table:table-cell>
              <table:table-cell office:value-type="float" office:value="2.28333">
                <text:p>2.28333</text:p>
              </table:table-cell>
              <table:table-cell office:value-type="float" office:value="2.11336">
                <text:p>2.11336</text:p>
              </table:table-cell>
              <table:table-cell office:value-type="float" office:value="2.75731">
                <text:p>2.75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1067">
                <text:p>2.41067</text:p>
              </table:table-cell>
              <table:table-cell office:value-type="float" office:value="5.24298">
                <text:p>5.24298</text:p>
              </table:table-cell>
              <table:table-cell office:value-type="float" office:value="2.17488">
                <text:p>2.17488</text:p>
              </table:table-cell>
              <table:table-cell office:value-type="float" office:value="1.85341">
                <text:p>1.85341</text:p>
              </table:table-cell>
              <table:table-cell office:value-type="float" office:value="2.10332">
                <text:p>2.10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7116">
                <text:p>2.47116</text:p>
              </table:table-cell>
              <table:table-cell office:value-type="float" office:value="6.30782">
                <text:p>6.30782</text:p>
              </table:table-cell>
              <table:table-cell office:value-type="float" office:value="2.27706">
                <text:p>2.27706</text:p>
              </table:table-cell>
              <table:table-cell office:value-type="float" office:value="1.56274">
                <text:p>1.56274</text:p>
              </table:table-cell>
              <table:table-cell office:value-type="float" office:value="1.81503">
                <text:p>1.81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2848">
                <text:p>2.42848</text:p>
              </table:table-cell>
              <table:table-cell office:value-type="float" office:value="5.85539">
                <text:p>5.85539</text:p>
              </table:table-cell>
              <table:table-cell office:value-type="float" office:value="2.26244">
                <text:p>2.26244</text:p>
              </table:table-cell>
              <table:table-cell office:value-type="float" office:value="1.39509">
                <text:p>1.39509</text:p>
              </table:table-cell>
              <table:table-cell office:value-type="float" office:value="1.55705">
                <text:p>1.55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6344">
                <text:p>2.56344</text:p>
              </table:table-cell>
              <table:table-cell office:value-type="float" office:value="6.60815">
                <text:p>6.60815</text:p>
              </table:table-cell>
              <table:table-cell office:value-type="float" office:value="2.47053">
                <text:p>2.47053</text:p>
              </table:table-cell>
              <table:table-cell office:value-type="float" office:value="1.27034">
                <text:p>1.27034</text:p>
              </table:table-cell>
              <table:table-cell office:value-type="float" office:value="1.33573">
                <text:p>1.33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3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781cm" svg:height="8.587cm" chart:class="chart:scatter" chart:style-name="ch1">
        <chart:legend chart:legend-position="bottom" svg:x="0.659cm" svg:y="7.869cm" chart:style-name="ch2"/>
        <chart:plot-area chart:style-name="ch3" table:cell-range-address="'ICMS delta cluster, Data'.G17:'ICMS delta cluster, Data'.L27 'ICMS delta cluster, Data'.H2:'ICMS delta cluster, Data'.L2" chart:data-source-has-labels="row" svg:x="0.429cm" svg:y="0.171cm" svg:width="14.722cm" svg:height="7.558cm">
          <chart:axis chart:dimension="x" chart:name="primary-x" chart:style-name="ch4">
            <chart:title svg:x="6.771cm" svg:y="7.316cm" chart:style-name="ch5">
              <text:p>Number of Nodes</text:p>
            </chart:title>
          </chart:axis>
          <chart:axis chart:dimension="y" chart:name="primary-y" chart:style-name="ch6">
            <chart:title svg:x="0.316cm" svg:y="4.983cm" chart:style-name="ch7">
              <text:p>Parallel Efficiency</text:p>
            </chart:title>
            <chart:grid chart:style-name="ch8" chart:class="major"/>
          </chart:axis>
          <chart:series chart:style-name="ch9" chart:values-cell-range-address="'ICMS delta cluster, Data'.H17:'ICMS delta cluster, Data'.H27" chart:label-cell-address="'ICMS delta cluster, Data'.H2:'ICMS delta cluster, Data'.H2" chart:class="chart:scatter">
            <chart:domain table:cell-range-address="'ICMS delta cluster, Data'.G17:'ICMS delta cluster, Data'.G27"/>
            <chart:data-point chart:repeated="11"/>
          </chart:series>
          <chart:series chart:style-name="ch10" chart:values-cell-range-address="'ICMS delta cluster, Data'.I17:'ICMS delta cluster, Data'.I27" chart:label-cell-address="'ICMS delta cluster, Data'.I2:'ICMS delta cluster, Data'.I2" chart:class="chart:scatter">
            <chart:domain table:cell-range-address="'ICMS delta cluster, Data'.G3:'ICMS delta cluster, Data'.G13"/>
            <chart:data-point chart:repeated="11"/>
          </chart:series>
          <chart:series chart:style-name="ch11" chart:values-cell-range-address="'ICMS delta cluster, Data'.J17:'ICMS delta cluster, Data'.J27" chart:label-cell-address="'ICMS delta cluster, Data'.J2:'ICMS delta cluster, Data'.J2" chart:class="chart:scatter">
            <chart:domain table:cell-range-address="'ICMS delta cluster, Data'.G3:'ICMS delta cluster, Data'.G13"/>
            <chart:data-point chart:repeated="11"/>
          </chart:series>
          <chart:series chart:style-name="ch12" chart:values-cell-range-address="'ICMS delta cluster, Data'.K17:'ICMS delta cluster, Data'.K27" chart:label-cell-address="'ICMS delta cluster, Data'.K2:'ICMS delta cluster, Data'.K2" chart:class="chart:scatter">
            <chart:domain table:cell-range-address="'ICMS delta cluster, Data'.G3:'ICMS delta cluster, Data'.G13"/>
            <chart:data-point chart:repeated="11"/>
          </chart:series>
          <chart:series chart:style-name="ch13" chart:values-cell-range-address="'ICMS delta cluster, Data'.L17:'ICMS delta cluster, Data'.L27" chart:label-cell-address="'ICMS delta cluster, Data'.L2:'ICMS delta cluster, Data'.L2" chart:class="chart:scatter">
            <chart:domain table:cell-range-address="'ICMS delta cluster, Data'.G3:'ICMS delta cluster, Data'.G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ICMS delta cluster, Data'.H2:'ICMS delta cluster, Data'.H2">4 MPI x 1 OpenMP</text:p>
              </table:table-cell>
              <table:table-cell office:value-type="string">
                <text:p>Column G</text:p>
              </table:table-cell>
              <table:table-cell office:value-type="string">
                <text:p text:id="'ICMS delta cluster, Data'.I2:'ICMS delta cluster, Data'.I2">8 MPI x 1 OpenMP</text:p>
              </table:table-cell>
              <table:table-cell office:value-type="string">
                <text:p>Column G</text:p>
              </table:table-cell>
              <table:table-cell office:value-type="string">
                <text:p text:id="'ICMS delta cluster, Data'.J2:'ICMS delta cluster, Data'.J2">4 MPI x 2 OpenMP</text:p>
              </table:table-cell>
              <table:table-cell office:value-type="string">
                <text:p>Column G</text:p>
              </table:table-cell>
              <table:table-cell office:value-type="string">
                <text:p text:id="'ICMS delta cluster, Data'.K2:'ICMS delta cluster, Data'.K2">2 MPI x 4 OpenMP</text:p>
              </table:table-cell>
              <table:table-cell office:value-type="string">
                <text:p>Column G</text:p>
              </table:table-cell>
              <table:table-cell office:value-type="string">
                <text:p text:id="'ICMS delta cluster, Data'.L2:'ICMS delta cluster, Data'.L2">1 MPI x 8 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CMS delta cluster, Data'.G17:'ICMS delta cluster, Data'.G27">1</text:p>
              </table:table-cell>
              <table:table-cell office:value-type="float" office:value="0.488285037634371">
                <text:p text:id="'ICMS delta cluster, Data'.H17:'ICMS delta cluster, Data'.H27">0.488285037634371</text:p>
              </table:table-cell>
              <table:table-cell office:value-type="float" office:value="1">
                <text:p text:id="'ICMS delta cluster, Data'.G3:'ICMS delta cluster, Data'.G13">1</text:p>
              </table:table-cell>
              <table:table-cell office:value-type="float" office:value="0.735263918067227">
                <text:p text:id="'ICMS delta cluster, Data'.I17:'ICMS delta cluster, Data'.I27">0.735263918067227</text:p>
              </table:table-cell>
              <table:table-cell office:value-type="float" office:value="1">
                <text:p text:id="'ICMS delta cluster, Data'.G3:'ICMS delta cluster, Data'.G13">1</text:p>
              </table:table-cell>
              <table:table-cell office:value-type="float" office:value="0.682878793791401">
                <text:p text:id="'ICMS delta cluster, Data'.J17:'ICMS delta cluster, Data'.J27">0.682878793791401</text:p>
              </table:table-cell>
              <table:table-cell office:value-type="float" office:value="1">
                <text:p text:id="'ICMS delta cluster, Data'.G3:'ICMS delta cluster, Data'.G13">1</text:p>
              </table:table-cell>
              <table:table-cell office:value-type="float" office:value="0.479991256943016">
                <text:p text:id="'ICMS delta cluster, Data'.K17:'ICMS delta cluster, Data'.K27">0.479991256943016</text:p>
              </table:table-cell>
              <table:table-cell office:value-type="float" office:value="1">
                <text:p text:id="'ICMS delta cluster, Data'.G3:'ICMS delta cluster, Data'.G13">1</text:p>
              </table:table-cell>
              <table:table-cell office:value-type="float" office:value="0.30871641468492">
                <text:p text:id="'ICMS delta cluster, Data'.L17:'ICMS delta cluster, Data'.L27">0.308716414684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41176887684357">
                <text:p>0.441176887684357</text:p>
              </table:table-cell>
              <table:table-cell office:value-type="float" office:value="2">
                <text:p>2</text:p>
              </table:table-cell>
              <table:table-cell office:value-type="float" office:value="0.562122960614442">
                <text:p>0.562122960614442</text:p>
              </table:table-cell>
              <table:table-cell office:value-type="float" office:value="2">
                <text:p>2</text:p>
              </table:table-cell>
              <table:table-cell office:value-type="float" office:value="0.591105065640691">
                <text:p>0.591105065640691</text:p>
              </table:table-cell>
              <table:table-cell office:value-type="float" office:value="2">
                <text:p>2</text:p>
              </table:table-cell>
              <table:table-cell office:value-type="float" office:value="0.429738677455597">
                <text:p>0.429738677455597</text:p>
              </table:table-cell>
              <table:table-cell office:value-type="float" office:value="2">
                <text:p>2</text:p>
              </table:table-cell>
              <table:table-cell office:value-type="float" office:value="0.280066918737246">
                <text:p>0.280066918737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21487629432124">
                <text:p>0.421487629432124</text:p>
              </table:table-cell>
              <table:table-cell office:value-type="float" office:value="3">
                <text:p>3</text:p>
              </table:table-cell>
              <table:table-cell office:value-type="float" office:value="0.425387467935103">
                <text:p>0.425387467935103</text:p>
              </table:table-cell>
              <table:table-cell office:value-type="float" office:value="3">
                <text:p>3</text:p>
              </table:table-cell>
              <table:table-cell office:value-type="float" office:value="0.55042297811507">
                <text:p>0.55042297811507</text:p>
              </table:table-cell>
              <table:table-cell office:value-type="float" office:value="3">
                <text:p>3</text:p>
              </table:table-cell>
              <table:table-cell office:value-type="float" office:value="0.415487671974443">
                <text:p>0.415487671974443</text:p>
              </table:table-cell>
              <table:table-cell office:value-type="float" office:value="3">
                <text:p>3</text:p>
              </table:table-cell>
              <table:table-cell office:value-type="float" office:value="0.281622246979176">
                <text:p>0.281622246979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82899681633189">
                <text:p>0.382899681633189</text:p>
              </table:table-cell>
              <table:table-cell office:value-type="float" office:value="4">
                <text:p>4</text:p>
              </table:table-cell>
              <table:table-cell office:value-type="float" office:value="0.331663850566979">
                <text:p>0.331663850566979</text:p>
              </table:table-cell>
              <table:table-cell office:value-type="float" office:value="4">
                <text:p>4</text:p>
              </table:table-cell>
              <table:table-cell office:value-type="float" office:value="0.484623812622892">
                <text:p>0.484623812622892</text:p>
              </table:table-cell>
              <table:table-cell office:value-type="float" office:value="4">
                <text:p>4</text:p>
              </table:table-cell>
              <table:table-cell office:value-type="float" office:value="0.40849044326535">
                <text:p>0.40849044326535</text:p>
              </table:table-cell>
              <table:table-cell office:value-type="float" office:value="4">
                <text:p>4</text:p>
              </table:table-cell>
              <table:table-cell office:value-type="float" office:value="0.2706336683658">
                <text:p>0.270633668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31890425918687">
                <text:p>0.31890425918687</text:p>
              </table:table-cell>
              <table:table-cell office:value-type="float" office:value="6">
                <text:p>6</text:p>
              </table:table-cell>
              <table:table-cell office:value-type="float" office:value="0.267971377184439">
                <text:p>0.267971377184439</text:p>
              </table:table-cell>
              <table:table-cell office:value-type="float" office:value="6">
                <text:p>6</text:p>
              </table:table-cell>
              <table:table-cell office:value-type="float" office:value="0.388723905836096">
                <text:p>0.388723905836096</text:p>
              </table:table-cell>
              <table:table-cell office:value-type="float" office:value="6">
                <text:p>6</text:p>
              </table:table-cell>
              <table:table-cell office:value-type="float" office:value="0.359430746147258">
                <text:p>0.359430746147258</text:p>
              </table:table-cell>
              <table:table-cell office:value-type="float" office:value="6">
                <text:p>6</text:p>
              </table:table-cell>
              <table:table-cell office:value-type="float" office:value="0.252465699322643">
                <text:p>0.252465699322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69132760954153">
                <text:p>0.269132760954153</text:p>
              </table:table-cell>
              <table:table-cell office:value-type="float" office:value="8">
                <text:p>8</text:p>
              </table:table-cell>
              <table:table-cell office:value-type="float" office:value="0.198174020357271">
                <text:p>0.198174020357271</text:p>
              </table:table-cell>
              <table:table-cell office:value-type="float" office:value="8">
                <text:p>8</text:p>
              </table:table-cell>
              <table:table-cell office:value-type="float" office:value="0.310385412528025">
                <text:p>0.310385412528025</text:p>
              </table:table-cell>
              <table:table-cell office:value-type="float" office:value="8">
                <text:p>8</text:p>
              </table:table-cell>
              <table:table-cell office:value-type="float" office:value="0.350242002145571">
                <text:p>0.350242002145571</text:p>
              </table:table-cell>
              <table:table-cell office:value-type="float" office:value="8">
                <text:p>8</text:p>
              </table:table-cell>
              <table:table-cell office:value-type="float" office:value="0.247345257984633">
                <text:p>0.247345257984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26485693928899">
                <text:p>0.226485693928899</text:p>
              </table:table-cell>
              <table:table-cell office:value-type="float" office:value="12">
                <text:p>12</text:p>
              </table:table-cell>
              <table:table-cell office:value-type="float" office:value="0.12220381815325">
                <text:p>0.12220381815325</text:p>
              </table:table-cell>
              <table:table-cell office:value-type="float" office:value="12">
                <text:p>12</text:p>
              </table:table-cell>
              <table:table-cell office:value-type="float" office:value="0.255464332794646">
                <text:p>0.255464332794646</text:p>
              </table:table-cell>
              <table:table-cell office:value-type="float" office:value="12">
                <text:p>12</text:p>
              </table:table-cell>
              <table:table-cell office:value-type="float" office:value="0.276010417060983">
                <text:p>0.276010417060983</text:p>
              </table:table-cell>
              <table:table-cell office:value-type="float" office:value="12">
                <text:p>12</text:p>
              </table:table-cell>
              <table:table-cell office:value-type="float" office:value="0.211550161207844">
                <text:p>0.211550161207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181477361584124">
                <text:p>0.181477361584124</text:p>
              </table:table-cell>
              <table:table-cell office:value-type="float" office:value="16">
                <text:p>16</text:p>
              </table:table-cell>
              <table:table-cell office:value-type="float" office:value="0.0834414838984699">
                <text:p>0.0834414838984699</text:p>
              </table:table-cell>
              <table:table-cell office:value-type="float" office:value="16">
                <text:p>16</text:p>
              </table:table-cell>
              <table:table-cell office:value-type="float" office:value="0.20115226184893">
                <text:p>0.20115226184893</text:p>
              </table:table-cell>
              <table:table-cell office:value-type="float" office:value="16">
                <text:p>16</text:p>
              </table:table-cell>
              <table:table-cell office:value-type="float" office:value="0.236041691395859">
                <text:p>0.236041691395859</text:p>
              </table:table-cell>
              <table:table-cell office:value-type="float" office:value="16">
                <text:p>16</text:p>
              </table:table-cell>
              <table:table-cell office:value-type="float" office:value="0.207995945101078">
                <text:p>0.207995945101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4162807143204">
                <text:p>0.14162807143204</text:p>
              </table:table-cell>
              <table:table-cell office:value-type="float" office:value="20">
                <text:p>20</text:p>
              </table:table-cell>
              <table:table-cell office:value-type="float" office:value="0.0554844026937991">
                <text:p>0.0554844026937991</text:p>
              </table:table-cell>
              <table:table-cell office:value-type="float" office:value="20">
                <text:p>20</text:p>
              </table:table-cell>
              <table:table-cell office:value-type="float" office:value="0.153700660061658">
                <text:p>0.153700660061658</text:p>
              </table:table-cell>
              <table:table-cell office:value-type="float" office:value="20">
                <text:p>20</text:p>
              </table:table-cell>
              <table:table-cell office:value-type="float" office:value="0.223956400296914">
                <text:p>0.223956400296914</text:p>
              </table:table-cell>
              <table:table-cell office:value-type="float" office:value="20">
                <text:p>20</text:p>
              </table:table-cell>
              <table:table-cell office:value-type="float" office:value="0.192826358242013">
                <text:p>0.192826358242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120097627940111">
                <text:p>0.120097627940111</text:p>
              </table:table-cell>
              <table:table-cell office:value-type="float" office:value="24">
                <text:p>24</text:p>
              </table:table-cell>
              <table:table-cell office:value-type="float" office:value="0.0498096091806011">
                <text:p>0.0498096091806011</text:p>
              </table:table-cell>
              <table:table-cell office:value-type="float" office:value="24">
                <text:p>24</text:p>
              </table:table-cell>
              <table:table-cell office:value-type="float" office:value="0.128911567820583">
                <text:p>0.128911567820583</text:p>
              </table:table-cell>
              <table:table-cell office:value-type="float" office:value="24">
                <text:p>24</text:p>
              </table:table-cell>
              <table:table-cell office:value-type="float" office:value="0.209057972962318">
                <text:p>0.209057972962318</text:p>
              </table:table-cell>
              <table:table-cell office:value-type="float" office:value="24">
                <text:p>24</text:p>
              </table:table-cell>
              <table:table-cell office:value-type="float" office:value="0.187312345460968">
                <text:p>0.187312345460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.0853310456359423">
                <text:p>0.0853310456359423</text:p>
              </table:table-cell>
              <table:table-cell office:value-type="float" office:value="32">
                <text:p>32</text:p>
              </table:table-cell>
              <table:table-cell office:value-type="float" office:value="0.0331017025377753">
                <text:p>0.0331017025377753</text:p>
              </table:table-cell>
              <table:table-cell office:value-type="float" office:value="32">
                <text:p>32</text:p>
              </table:table-cell>
              <table:table-cell office:value-type="float" office:value="0.0885401171509757">
                <text:p>0.0885401171509757</text:p>
              </table:table-cell>
              <table:table-cell office:value-type="float" office:value="32">
                <text:p>32</text:p>
              </table:table-cell>
              <table:table-cell office:value-type="float" office:value="0.172190921820143">
                <text:p>0.172190921820143</text:p>
              </table:table-cell>
              <table:table-cell office:value-type="float" office:value="32">
                <text:p>32</text:p>
              </table:table-cell>
              <table:table-cell office:value-type="float" office:value="0.163761400601169">
                <text:p>0.1637614006011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3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8" chart:maximum="2.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427cm" svg:height="5.416cm" chart:class="chart:scatter" chart:style-name="ch1">
        <chart:subtitle svg:x="3.963cm" svg:y="0.109cm" chart:style-name="ch2">
          <text:p>Hybrid OpenMP/MPI to plain MPI ratio</text:p>
        </chart:subtitle>
        <chart:plot-area chart:style-name="ch3" table:cell-range-address="'ICMS delta cluster, Data'.A3:'ICMS delta cluster, Data'.A13 'ICMS delta cluster, Data'.N2:'ICMS delta cluster, Data'.N13" chart:data-source-has-labels="row" svg:x="0.288cm" svg:y="0.654cm" svg:width="13.851cm" svg:height="4.65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CMS delta cluster, Data'.N3:'ICMS delta cluster, Data'.N13" chart:label-cell-address="'ICMS delta cluster, Data'.N2:'ICMS delta cluster, Data'.N2" chart:class="chart:scatter">
            <chart:domain table:cell-range-address="'ICMS delta cluster, Data'.A3:'ICMS delta cluster, Data'.A1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ICMS delta cluster, Data'.N2:'ICMS delta cluster, Data'.N2">hybrid rat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CMS delta cluster, Data'.A3:'ICMS delta cluster, Data'.A13">1</text:p>
              </table:table-cell>
              <table:table-cell office:value-type="float" office:value="0.981867114004864">
                <text:p text:id="'ICMS delta cluster, Data'.N3:'ICMS delta cluster, Data'.N13">0.9818671140048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4100750543618">
                <text:p>1.14100750543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2072123717737">
                <text:p>1.22072123717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0598645560506">
                <text:p>1.30598645560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50448082378661">
                <text:p>1.50448082378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72934147101409">
                <text:p>1.72934147101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8057816766104">
                <text:p>1.98057816766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.08463475326555">
                <text:p>2.08463475326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.08463475326555">
                <text:p>2.08463475326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.13569309378606">
                <text:p>2.13569309378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.34939267122589">
                <text:p>2.349392671225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3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8" chart:maximum="2.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931cm" svg:height="5.498cm" chart:class="chart:scatter" chart:style-name="ch1">
        <chart:subtitle svg:x="4.215cm" svg:y="0.11cm" chart:style-name="ch2">
          <text:p>Hybrid OpenMP/MPI to plain MPI ratio</text:p>
        </chart:subtitle>
        <chart:plot-area chart:style-name="ch3" table:cell-range-address="'ICMS delta cluster, Data'.A17:'ICMS delta cluster, Data'.A27 'ICMS delta cluster, Data'.N2:'ICMS delta cluster, Data'.N2 'ICMS delta cluster, Data'.N17:'ICMS delta cluster, Data'.N27" chart:data-source-has-labels="row" svg:x="0.298cm" svg:y="0.656cm" svg:width="14.335cm" svg:height="4.73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CMS delta cluster, Data'.N17:'ICMS delta cluster, Data'.N27" chart:label-cell-address="'ICMS delta cluster, Data'.N2:'ICMS delta cluster, Data'.N2" chart:class="chart:scatter">
            <chart:domain table:cell-range-address="'ICMS delta cluster, Data'.A17:'ICMS delta cluster, Data'.A2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ICMS delta cluster, Data'.N2:'ICMS delta cluster, Data'.N2">hybrid rat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CMS delta cluster, Data'.A17:'ICMS delta cluster, Data'.A27">1</text:p>
              </table:table-cell>
              <table:table-cell office:value-type="float" office:value="0.928753304781323">
                <text:p text:id="'ICMS delta cluster, Data'.N17:'ICMS delta cluster, Data'.N27">0.928753304781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5155830139827">
                <text:p>1.05155830139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9393322465965">
                <text:p>1.29393322465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656678390429">
                <text:p>1.2656678390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21893607450477">
                <text:p>1.21893607450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30137260474667">
                <text:p>1.30137260474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21866601052353">
                <text:p>1.21866601052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.30066741843413">
                <text:p>1.30066741843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5812995123949">
                <text:p>1.5812995123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.74073357274441">
                <text:p>1.74073357274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.01791646330904">
                <text:p>2.017916463309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